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05pt"/>
    </style:style>
    <style:style style:name="co2" style:family="table-column">
      <style:table-column-properties fo:break-before="auto" style:column-width="75.91pt"/>
    </style:style>
    <style:style style:name="co3" style:family="table-column">
      <style:table-column-properties fo:break-before="auto" style:column-width="80.76pt"/>
    </style:style>
    <style:style style:name="co4" style:family="table-column">
      <style:table-column-properties fo:break-before="auto" style:column-width="95.19pt"/>
    </style:style>
    <style:style style:name="co5" style:family="table-column">
      <style:table-column-properties fo:break-before="auto" style:column-width="42.49pt"/>
    </style:style>
    <style:style style:name="co6" style:family="table-column">
      <style:table-column-properties fo:break-before="auto" style:column-width="13.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2.11pt"/>
    </style:style>
    <style:style style:name="co9" style:family="table-column">
      <style:table-column-properties fo:break-before="auto" style:column-width="13.15pt"/>
    </style:style>
    <style:style style:name="co10" style:family="table-column">
      <style:table-column-properties fo:break-before="auto" style:column-width="110.64pt"/>
    </style:style>
    <style:style style:name="co11" style:family="table-column">
      <style:table-column-properties fo:break-before="auto" style:column-width="46.2pt"/>
    </style:style>
    <style:style style:name="ro1" style:family="table-row">
      <style:table-row-properties style:row-height="50.91pt" fo:break-before="auto" style:use-optimal-row-height="fals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26"/>
    <style:style style:name="ce4" style:family="table-cell" style:parent-style-name="Default" style:data-style-name="N61"/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ight_milk" table:style-name="ta1">
        <table:shapes>
          <draw:frame draw:z-index="0" draw:style-name="gr1" draw:text-style-name="P1" svg:width="720pt" svg:height="432pt" svg:x="643.1pt" svg:y="0pt">
            <loext:p draw:notify-on-update-of-ranges="height_milk.B1:height_milk.B1 height_milk.B2:height_milk.B102 height_milk.D1:height_milk.D1 height_milk.D2:height_milk.D102 height_milk.E1:height_milk.E1 height_milk.E2:height_milk.E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/>
          <table:table-cell table:style-name="ce2" office:value-type="string" calcext:value-type="string">
            <text:p>Algoritmo actual</text:p>
          </table:table-cell>
          <table:table-cell table:number-columns-repeated="2" table:style-name="ce2" office:value-type="string" calcext:value-type="string">
            <text:p>Algoritmo previo</text:p>
          </table:table-cell>
          <table:table-cell table:style-name="ce2" office:value-type="string" calcext:value-type="string">
            <text:p>Ideal</text:p>
          </table:table-cell>
          <table:table-cell table:style-name="ce2"/>
          <table:table-cell table:style-name="ce5" office:value-type="string" calcext:value-type="string" table:number-columns-spanned="2" table:number-rows-spanned="1">
            <text:p>MEDIA</text:p>
          </table:table-cell>
          <table:covered-table-cell table:style-name="ce2"/>
          <table:table-cell table:style-name="ce2"/>
          <table:table-cell table:style-name="ce2" office:value-type="string" calcext:value-type="string">
            <text:p>Error medio cuadrático algoritmo actual</text:p>
          </table:table-cell>
          <table:table-cell table:style-name="ce2" office:value-type="string" calcext:value-type="string">
            <text:p>Error medio cuadrático algoritmo previo</text:p>
          </table:table-cell>
          <table:table-cell/>
        </table:table-row>
        <table:table-row table:style-name="ro2">
          <table:table-cell/>
          <table:table-cell office:value-type="float" office:value="0.0906928" calcext:value-type="float">
            <text:p>0.0906928</text:p>
          </table:table-cell>
          <table:table-cell office:value-type="float" office:value="0.0882847" calcext:value-type="float">
            <text:p>0.0882847</text:p>
          </table:table-cell>
          <table:table-cell table:formula="of:=[.C2]-0.0022" office:value-type="float" office:value="0.0860847" calcext:value-type="float">
            <text:p>0.0860847</text:p>
          </table:table-cell>
          <table:table-cell office:value-type="float" office:value="0.11" calcext:value-type="float">
            <text:p>0.11</text:p>
          </table:table-cell>
          <table:table-cell/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Previo</text:p>
          </table:table-cell>
          <table:table-cell/>
          <table:table-cell table:formula="of:=([.E2]-[.B2])*([.E2]-[.BJ32])" office:value-type="float" office:value="0.002123792" calcext:value-type="float">
            <text:p>0.002123792</text:p>
          </table:table-cell>
          <table:table-cell table:formula="of:=([.E2]-[.D2])*([.E2]-[.D2])" office:value-type="float" office:value="0.00057194157409" calcext:value-type="float">
            <text:p>0.0005719416</text:p>
          </table:table-cell>
          <table:table-cell/>
        </table:table-row>
        <table:table-row table:style-name="ro2">
          <table:table-cell/>
          <table:table-cell office:value-type="float" office:value="0.0914562" calcext:value-type="float">
            <text:p>0.0914562</text:p>
          </table:table-cell>
          <table:table-cell office:value-type="float" office:value="0.090054" calcext:value-type="float">
            <text:p>0.090054</text:p>
          </table:table-cell>
          <table:table-cell table:formula="of:=[.C3]-0.0022" office:value-type="float" office:value="0.087854" calcext:value-type="float">
            <text:p>0.087854</text:p>
          </table:table-cell>
          <table:table-cell table:formula="of:=[.E2]" office:value-type="float" office:value="0.11" calcext:value-type="float">
            <text:p>0.11</text:p>
          </table:table-cell>
          <table:table-cell/>
          <table:table-cell table:style-name="ce1" table:formula="of:=[.B104]" office:value-type="float" office:value="0.0890685" calcext:value-type="float">
            <text:p>0.0890685</text:p>
          </table:table-cell>
          <table:table-cell table:style-name="ce1" table:formula="of:=[.D104]" office:value-type="float" office:value="0.087577" calcext:value-type="float">
            <text:p>0.087577</text:p>
          </table:table-cell>
          <table:table-cell/>
          <table:table-cell table:formula="of:=([.E3]-[.B3])*([.E3]-[.B3])" office:value-type="float" office:value="0.00034387251844" calcext:value-type="float">
            <text:p>0.0003438725</text:p>
          </table:table-cell>
          <table:table-cell table:formula="of:=([.E3]-[.D3])*([.E3]-[.D3])" office:value-type="float" office:value="0.000490445316" calcext:value-type="float">
            <text:p>0.0004904453</text:p>
          </table:table-cell>
          <table:table-cell/>
        </table:table-row>
        <table:table-row table:style-name="ro3">
          <table:table-cell/>
          <table:table-cell office:value-type="float" office:value="0.0954763" calcext:value-type="float">
            <text:p>0.0954763</text:p>
          </table:table-cell>
          <table:table-cell office:value-type="float" office:value="0.0890502" calcext:value-type="float">
            <text:p>0.0890502</text:p>
          </table:table-cell>
          <table:table-cell table:formula="of:=[.C4]-0.0022" office:value-type="float" office:value="0.0868502" calcext:value-type="float">
            <text:p>0.0868502</text:p>
          </table:table-cell>
          <table:table-cell table:formula="of:=[.E3]" office:value-type="float" office:value="0.11" calcext:value-type="float">
            <text:p>0.11</text:p>
          </table:table-cell>
          <table:table-cell table:number-columns-repeated="4"/>
          <table:table-cell table:formula="of:=([.E4]-[.B4])*([.E4]-[.B4])" office:value-type="float" office:value="0.00021093786169" calcext:value-type="float">
            <text:p>0.0002109379</text:p>
          </table:table-cell>
          <table:table-cell table:formula="of:=([.E4]-[.D4])*([.E4]-[.D4])" office:value-type="float" office:value="0.00053591324004" calcext:value-type="float">
            <text:p>0.0005359132</text:p>
          </table:table-cell>
          <table:table-cell/>
        </table:table-row>
        <table:table-row table:style-name="ro3">
          <table:table-cell/>
          <table:table-cell office:value-type="float" office:value="0.0889324" calcext:value-type="float">
            <text:p>0.0889324</text:p>
          </table:table-cell>
          <table:table-cell office:value-type="float" office:value="0.0942742" calcext:value-type="float">
            <text:p>0.0942742</text:p>
          </table:table-cell>
          <table:table-cell table:formula="of:=[.C5]-0.0022" office:value-type="float" office:value="0.0920742" calcext:value-type="float">
            <text:p>0.0920742</text:p>
          </table:table-cell>
          <table:table-cell table:formula="of:=[.E4]" office:value-type="float" office:value="0.11" calcext:value-type="float">
            <text:p>0.11</text:p>
          </table:table-cell>
          <table:table-cell table:number-columns-repeated="4"/>
          <table:table-cell table:formula="of:=([.E5]-[.B5])*([.E5]-[.B5])" office:value-type="float" office:value="0.00044384376976" calcext:value-type="float">
            <text:p>0.0004438438</text:p>
          </table:table-cell>
          <table:table-cell table:formula="of:=([.E5]-[.D5])*([.E5]-[.D5])" office:value-type="float" office:value="0.00032133430564" calcext:value-type="float">
            <text:p>0.0003213343</text:p>
          </table:table-cell>
          <table:table-cell/>
        </table:table-row>
        <table:table-row table:style-name="ro3">
          <table:table-cell/>
          <table:table-cell office:value-type="float" office:value="0.088276" calcext:value-type="float">
            <text:p>0.088276</text:p>
          </table:table-cell>
          <table:table-cell office:value-type="float" office:value="0.0876291" calcext:value-type="float">
            <text:p>0.0876291</text:p>
          </table:table-cell>
          <table:table-cell table:formula="of:=[.C6]-0.0022" office:value-type="float" office:value="0.0854291" calcext:value-type="float">
            <text:p>0.0854291</text:p>
          </table:table-cell>
          <table:table-cell table:formula="of:=[.E5]" office:value-type="float" office:value="0.11" calcext:value-type="float">
            <text:p>0.11</text:p>
          </table:table-cell>
          <table:table-cell table:number-columns-repeated="4"/>
          <table:table-cell table:formula="of:=([.E6]-[.B6])*([.E6]-[.B6])" office:value-type="float" office:value="0.000471932176" calcext:value-type="float">
            <text:p>0.0004719322</text:p>
          </table:table-cell>
          <table:table-cell table:formula="of:=([.E6]-[.D6])*([.E6]-[.D6])" office:value-type="float" office:value="0.00060372912681" calcext:value-type="float">
            <text:p>0.0006037291</text:p>
          </table:table-cell>
          <table:table-cell/>
        </table:table-row>
        <table:table-row table:style-name="ro3">
          <table:table-cell/>
          <table:table-cell office:value-type="float" office:value="0.0882157" calcext:value-type="float">
            <text:p>0.0882157</text:p>
          </table:table-cell>
          <table:table-cell office:value-type="float" office:value="0.089777" calcext:value-type="float">
            <text:p>0.089777</text:p>
          </table:table-cell>
          <table:table-cell table:formula="of:=[.C7]-0.0022" office:value-type="float" office:value="0.087577" calcext:value-type="float">
            <text:p>0.087577</text:p>
          </table:table-cell>
          <table:table-cell table:formula="of:=[.E6]" office:value-type="float" office:value="0.11" calcext:value-type="float">
            <text:p>0.11</text:p>
          </table:table-cell>
          <table:table-cell table:number-columns-repeated="4"/>
          <table:table-cell table:formula="of:=([.E7]-[.B7])*([.E7]-[.B7])" office:value-type="float" office:value="0.00047455572649" calcext:value-type="float">
            <text:p>0.0004745557</text:p>
          </table:table-cell>
          <table:table-cell table:formula="of:=([.E7]-[.D7])*([.E7]-[.D7])" office:value-type="float" office:value="0.000502790929" calcext:value-type="float">
            <text:p>0.0005027909</text:p>
          </table:table-cell>
          <table:table-cell/>
        </table:table-row>
        <table:table-row table:style-name="ro3">
          <table:table-cell/>
          <table:table-cell office:value-type="float" office:value="0.0939773" calcext:value-type="float">
            <text:p>0.0939773</text:p>
          </table:table-cell>
          <table:table-cell office:value-type="float" office:value="0.0896478" calcext:value-type="float">
            <text:p>0.0896478</text:p>
          </table:table-cell>
          <table:table-cell table:formula="of:=[.C8]-0.0022" office:value-type="float" office:value="0.0874478" calcext:value-type="float">
            <text:p>0.0874478</text:p>
          </table:table-cell>
          <table:table-cell table:formula="of:=[.E7]" office:value-type="float" office:value="0.11" calcext:value-type="float">
            <text:p>0.11</text:p>
          </table:table-cell>
          <table:table-cell table:number-columns-repeated="4"/>
          <table:table-cell table:formula="of:=([.E8]-[.B8])*([.E8]-[.B8])" office:value-type="float" office:value="0.00025672691529" calcext:value-type="float">
            <text:p>0.0002567269</text:p>
          </table:table-cell>
          <table:table-cell table:formula="of:=([.E8]-[.D8])*([.E8]-[.D8])" office:value-type="float" office:value="0.00050860172484" calcext:value-type="float">
            <text:p>0.0005086017</text:p>
          </table:table-cell>
          <table:table-cell/>
        </table:table-row>
        <table:table-row table:style-name="ro3">
          <table:table-cell/>
          <table:table-cell office:value-type="float" office:value="0.0868306" calcext:value-type="float">
            <text:p>0.0868306</text:p>
          </table:table-cell>
          <table:table-cell office:value-type="float" office:value="0.0896478" calcext:value-type="float">
            <text:p>0.0896478</text:p>
          </table:table-cell>
          <table:table-cell table:formula="of:=[.C9]-0.0022" office:value-type="float" office:value="0.0874478" calcext:value-type="float">
            <text:p>0.0874478</text:p>
          </table:table-cell>
          <table:table-cell table:formula="of:=[.E8]" office:value-type="float" office:value="0.11" calcext:value-type="float">
            <text:p>0.11</text:p>
          </table:table-cell>
          <table:table-cell table:number-columns-repeated="4"/>
          <table:table-cell table:formula="of:=([.E9]-[.B9])*([.E9]-[.B9])" office:value-type="float" office:value="0.00053682109636" calcext:value-type="float">
            <text:p>0.0005368211</text:p>
          </table:table-cell>
          <table:table-cell table:formula="of:=([.E9]-[.D9])*([.E9]-[.D9])" office:value-type="float" office:value="0.00050860172484" calcext:value-type="float">
            <text:p>0.0005086017</text:p>
          </table:table-cell>
          <table:table-cell/>
        </table:table-row>
        <table:table-row table:style-name="ro3">
          <table:table-cell/>
          <table:table-cell office:value-type="float" office:value="0.0899077" calcext:value-type="float">
            <text:p>0.0899077</text:p>
          </table:table-cell>
          <table:table-cell office:value-type="float" office:value="0.0955068" calcext:value-type="float">
            <text:p>0.0955068</text:p>
          </table:table-cell>
          <table:table-cell table:formula="of:=[.C10]-0.0022" office:value-type="float" office:value="0.0933068" calcext:value-type="float">
            <text:p>0.0933068</text:p>
          </table:table-cell>
          <table:table-cell table:formula="of:=[.E9]" office:value-type="float" office:value="0.11" calcext:value-type="float">
            <text:p>0.11</text:p>
          </table:table-cell>
          <table:table-cell table:number-columns-repeated="4"/>
          <table:table-cell table:formula="of:=([.E10]-[.B10])*([.E10]-[.B10])" office:value-type="float" office:value="0.00040370051929" calcext:value-type="float">
            <text:p>0.0004037005</text:p>
          </table:table-cell>
          <table:table-cell table:formula="of:=([.E10]-[.D10])*([.E10]-[.D10])" office:value-type="float" office:value="0.00027866292624" calcext:value-type="float">
            <text:p>0.0002786629</text:p>
          </table:table-cell>
          <table:table-cell/>
        </table:table-row>
        <table:table-row table:style-name="ro3">
          <table:table-cell/>
          <table:table-cell office:value-type="float" office:value="0.089066" calcext:value-type="float">
            <text:p>0.089066</text:p>
          </table:table-cell>
          <table:table-cell office:value-type="float" office:value="0.0955068" calcext:value-type="float">
            <text:p>0.0955068</text:p>
          </table:table-cell>
          <table:table-cell table:formula="of:=[.C11]-0.0022" office:value-type="float" office:value="0.0933068" calcext:value-type="float">
            <text:p>0.0933068</text:p>
          </table:table-cell>
          <table:table-cell table:formula="of:=[.E10]" office:value-type="float" office:value="0.11" calcext:value-type="float">
            <text:p>0.11</text:p>
          </table:table-cell>
          <table:table-cell table:number-columns-repeated="4"/>
          <table:table-cell table:formula="of:=([.E11]-[.B11])*([.E11]-[.B11])" office:value-type="float" office:value="0.000438232356" calcext:value-type="float">
            <text:p>0.0004382324</text:p>
          </table:table-cell>
          <table:table-cell table:formula="of:=([.E11]-[.D11])*([.E11]-[.D11])" office:value-type="float" office:value="0.00027866292624" calcext:value-type="float">
            <text:p>0.0002786629</text:p>
          </table:table-cell>
          <table:table-cell/>
        </table:table-row>
        <table:table-row table:style-name="ro3">
          <table:table-cell/>
          <table:table-cell office:value-type="float" office:value="0.0932811" calcext:value-type="float">
            <text:p>0.0932811</text:p>
          </table:table-cell>
          <table:table-cell office:value-type="float" office:value="0.0942742" calcext:value-type="float">
            <text:p>0.0942742</text:p>
          </table:table-cell>
          <table:table-cell table:formula="of:=[.C12]-0.0022" office:value-type="float" office:value="0.0920742" calcext:value-type="float">
            <text:p>0.0920742</text:p>
          </table:table-cell>
          <table:table-cell table:formula="of:=[.E11]" office:value-type="float" office:value="0.11" calcext:value-type="float">
            <text:p>0.11</text:p>
          </table:table-cell>
          <table:table-cell table:number-columns-repeated="4"/>
          <table:table-cell table:formula="of:=([.E12]-[.B12])*([.E12]-[.B12])" office:value-type="float" office:value="0.00027952161721" calcext:value-type="float">
            <text:p>0.0002795216</text:p>
          </table:table-cell>
          <table:table-cell table:formula="of:=([.E12]-[.D12])*([.E12]-[.D12])" office:value-type="float" office:value="0.00032133430564" calcext:value-type="float">
            <text:p>0.0003213343</text:p>
          </table:table-cell>
          <table:table-cell/>
        </table:table-row>
        <table:table-row table:style-name="ro3">
          <table:table-cell/>
          <table:table-cell office:value-type="float" office:value="0.0875477" calcext:value-type="float">
            <text:p>0.0875477</text:p>
          </table:table-cell>
          <table:table-cell office:value-type="float" office:value="0.0897827" calcext:value-type="float">
            <text:p>0.0897827</text:p>
          </table:table-cell>
          <table:table-cell table:formula="of:=[.C13]-0.0022" office:value-type="float" office:value="0.0875827" calcext:value-type="float">
            <text:p>0.0875827</text:p>
          </table:table-cell>
          <table:table-cell table:formula="of:=[.E12]" office:value-type="float" office:value="0.11" calcext:value-type="float">
            <text:p>0.11</text:p>
          </table:table-cell>
          <table:table-cell table:number-columns-repeated="4"/>
          <table:table-cell table:formula="of:=([.E13]-[.B13])*([.E13]-[.B13])" office:value-type="float" office:value="0.00050410577529" calcext:value-type="float">
            <text:p>0.0005041058</text:p>
          </table:table-cell>
          <table:table-cell table:formula="of:=([.E13]-[.D13])*([.E13]-[.D13])" office:value-type="float" office:value="0.00050253533929" calcext:value-type="float">
            <text:p>0.0005025353</text:p>
          </table:table-cell>
          <table:table-cell/>
        </table:table-row>
        <table:table-row table:style-name="ro3">
          <table:table-cell/>
          <table:table-cell office:value-type="float" office:value="0.0919517" calcext:value-type="float">
            <text:p>0.0919517</text:p>
          </table:table-cell>
          <table:table-cell office:value-type="float" office:value="0.088325" calcext:value-type="float">
            <text:p>0.088325</text:p>
          </table:table-cell>
          <table:table-cell table:formula="of:=[.C14]-0.0022" office:value-type="float" office:value="0.086125" calcext:value-type="float">
            <text:p>0.086125</text:p>
          </table:table-cell>
          <table:table-cell table:formula="of:=[.E13]" office:value-type="float" office:value="0.11" calcext:value-type="float">
            <text:p>0.11</text:p>
          </table:table-cell>
          <table:table-cell table:number-columns-repeated="4"/>
          <table:table-cell table:formula="of:=([.E14]-[.B14])*([.E14]-[.B14])" office:value-type="float" office:value="0.00032574113289" calcext:value-type="float">
            <text:p>0.0003257411</text:p>
          </table:table-cell>
          <table:table-cell table:formula="of:=([.E14]-[.D14])*([.E14]-[.D14])" office:value-type="float" office:value="0.000570015625" calcext:value-type="float">
            <text:p>0.0005700156</text:p>
          </table:table-cell>
          <table:table-cell/>
        </table:table-row>
        <table:table-row table:style-name="ro3">
          <table:table-cell/>
          <table:table-cell office:value-type="float" office:value="0.0877969" calcext:value-type="float">
            <text:p>0.0877969</text:p>
          </table:table-cell>
          <table:table-cell office:value-type="float" office:value="0.0919048" calcext:value-type="float">
            <text:p>0.0919048</text:p>
          </table:table-cell>
          <table:table-cell table:formula="of:=[.C15]-0.0022" office:value-type="float" office:value="0.0897048" calcext:value-type="float">
            <text:p>0.0897048</text:p>
          </table:table-cell>
          <table:table-cell table:formula="of:=[.E14]" office:value-type="float" office:value="0.11" calcext:value-type="float">
            <text:p>0.11</text:p>
          </table:table-cell>
          <table:table-cell table:number-columns-repeated="4"/>
          <table:table-cell table:formula="of:=([.E15]-[.B15])*([.E15]-[.B15])" office:value-type="float" office:value="0.00049297764961" calcext:value-type="float">
            <text:p>0.0004929776</text:p>
          </table:table-cell>
          <table:table-cell table:formula="of:=([.E15]-[.D15])*([.E15]-[.D15])" office:value-type="float" office:value="0.00041189514304" calcext:value-type="float">
            <text:p>0.0004118951</text:p>
          </table:table-cell>
          <table:table-cell/>
        </table:table-row>
        <table:table-row table:style-name="ro3">
          <table:table-cell/>
          <table:table-cell office:value-type="float" office:value="0.0883237" calcext:value-type="float">
            <text:p>0.0883237</text:p>
          </table:table-cell>
          <table:table-cell office:value-type="float" office:value="0.0919048" calcext:value-type="float">
            <text:p>0.0919048</text:p>
          </table:table-cell>
          <table:table-cell table:formula="of:=[.C16]-0.0022" office:value-type="float" office:value="0.0897048" calcext:value-type="float">
            <text:p>0.0897048</text:p>
          </table:table-cell>
          <table:table-cell table:formula="of:=[.E15]" office:value-type="float" office:value="0.11" calcext:value-type="float">
            <text:p>0.11</text:p>
          </table:table-cell>
          <table:table-cell table:number-columns-repeated="4"/>
          <table:table-cell table:formula="of:=([.E16]-[.B16])*([.E16]-[.B16])" office:value-type="float" office:value="0.00046986198169" calcext:value-type="float">
            <text:p>0.000469862</text:p>
          </table:table-cell>
          <table:table-cell table:formula="of:=([.E16]-[.D16])*([.E16]-[.D16])" office:value-type="float" office:value="0.00041189514304" calcext:value-type="float">
            <text:p>0.0004118951</text:p>
          </table:table-cell>
          <table:table-cell/>
        </table:table-row>
        <table:table-row table:style-name="ro3">
          <table:table-cell/>
          <table:table-cell office:value-type="float" office:value="0.0859947" calcext:value-type="float">
            <text:p>0.0859947</text:p>
          </table:table-cell>
          <table:table-cell office:value-type="float" office:value="0.0905599" calcext:value-type="float">
            <text:p>0.0905599</text:p>
          </table:table-cell>
          <table:table-cell table:formula="of:=[.C17]-0.0022" office:value-type="float" office:value="0.0883599" calcext:value-type="float">
            <text:p>0.0883599</text:p>
          </table:table-cell>
          <table:table-cell table:formula="of:=[.E16]" office:value-type="float" office:value="0.11" calcext:value-type="float">
            <text:p>0.11</text:p>
          </table:table-cell>
          <table:table-cell table:number-columns-repeated="4"/>
          <table:table-cell table:formula="of:=([.E17]-[.B17])*([.E17]-[.B17])" office:value-type="float" office:value="0.00057625442809" calcext:value-type="float">
            <text:p>0.0005762544</text:p>
          </table:table-cell>
          <table:table-cell table:formula="of:=([.E17]-[.D17])*([.E17]-[.D17])" office:value-type="float" office:value="0.00046829392801" calcext:value-type="float">
            <text:p>0.0004682939</text:p>
          </table:table-cell>
          <table:table-cell/>
        </table:table-row>
        <table:table-row table:style-name="ro3">
          <table:table-cell/>
          <table:table-cell office:value-type="float" office:value="0.0905542" calcext:value-type="float">
            <text:p>0.0905542</text:p>
          </table:table-cell>
          <table:table-cell office:value-type="float" office:value="0.0890502" calcext:value-type="float">
            <text:p>0.0890502</text:p>
          </table:table-cell>
          <table:table-cell table:formula="of:=[.C18]-0.0022" office:value-type="float" office:value="0.0868502" calcext:value-type="float">
            <text:p>0.0868502</text:p>
          </table:table-cell>
          <table:table-cell table:formula="of:=[.E17]" office:value-type="float" office:value="0.11" calcext:value-type="float">
            <text:p>0.11</text:p>
          </table:table-cell>
          <table:table-cell table:number-columns-repeated="4"/>
          <table:table-cell table:formula="of:=([.E18]-[.B18])*([.E18]-[.B18])" office:value-type="float" office:value="0.00037813913764" calcext:value-type="float">
            <text:p>0.0003781391</text:p>
          </table:table-cell>
          <table:table-cell table:formula="of:=([.E18]-[.D18])*([.E18]-[.D18])" office:value-type="float" office:value="0.00053591324004" calcext:value-type="float">
            <text:p>0.0005359132</text:p>
          </table:table-cell>
          <table:table-cell/>
        </table:table-row>
        <table:table-row table:style-name="ro3">
          <table:table-cell/>
          <table:table-cell office:value-type="float" office:value="0.0892642" calcext:value-type="float">
            <text:p>0.0892642</text:p>
          </table:table-cell>
          <table:table-cell office:value-type="float" office:value="0.0900482" calcext:value-type="float">
            <text:p>0.0900482</text:p>
          </table:table-cell>
          <table:table-cell table:formula="of:=[.C19]-0.0022" office:value-type="float" office:value="0.0878482" calcext:value-type="float">
            <text:p>0.0878482</text:p>
          </table:table-cell>
          <table:table-cell table:formula="of:=[.E18]" office:value-type="float" office:value="0.11" calcext:value-type="float">
            <text:p>0.11</text:p>
          </table:table-cell>
          <table:table-cell table:number-columns-repeated="4"/>
          <table:table-cell table:formula="of:=([.E19]-[.B19])*([.E19]-[.B19])" office:value-type="float" office:value="0.00042997340164" calcext:value-type="float">
            <text:p>0.0004299734</text:p>
          </table:table-cell>
          <table:table-cell table:formula="of:=([.E19]-[.D19])*([.E19]-[.D19])" office:value-type="float" office:value="0.00049070224324" calcext:value-type="float">
            <text:p>0.0004907022</text:p>
          </table:table-cell>
          <table:table-cell/>
        </table:table-row>
        <table:table-row table:style-name="ro3">
          <table:table-cell/>
          <table:table-cell office:value-type="float" office:value="0.0897381" calcext:value-type="float">
            <text:p>0.0897381</text:p>
          </table:table-cell>
          <table:table-cell office:value-type="float" office:value="0.0897827" calcext:value-type="float">
            <text:p>0.0897827</text:p>
          </table:table-cell>
          <table:table-cell table:formula="of:=[.C20]-0.0022" office:value-type="float" office:value="0.0875827" calcext:value-type="float">
            <text:p>0.0875827</text:p>
          </table:table-cell>
          <table:table-cell table:formula="of:=[.E19]" office:value-type="float" office:value="0.11" calcext:value-type="float">
            <text:p>0.11</text:p>
          </table:table-cell>
          <table:table-cell table:number-columns-repeated="4"/>
          <table:table-cell table:formula="of:=([.E20]-[.B20])*([.E20]-[.B20])" office:value-type="float" office:value="0.00041054459161" calcext:value-type="float">
            <text:p>0.0004105446</text:p>
          </table:table-cell>
          <table:table-cell table:formula="of:=([.E20]-[.D20])*([.E20]-[.D20])" office:value-type="float" office:value="0.00050253533929" calcext:value-type="float">
            <text:p>0.0005025353</text:p>
          </table:table-cell>
          <table:table-cell/>
        </table:table-row>
        <table:table-row table:style-name="ro3">
          <table:table-cell/>
          <table:table-cell office:value-type="float" office:value="0.0889686" calcext:value-type="float">
            <text:p>0.0889686</text:p>
          </table:table-cell>
          <table:table-cell office:value-type="float" office:value="0.088325" calcext:value-type="float">
            <text:p>0.088325</text:p>
          </table:table-cell>
          <table:table-cell table:formula="of:=[.C21]-0.0022" office:value-type="float" office:value="0.086125" calcext:value-type="float">
            <text:p>0.086125</text:p>
          </table:table-cell>
          <table:table-cell table:formula="of:=[.E20]" office:value-type="float" office:value="0.11" calcext:value-type="float">
            <text:p>0.11</text:p>
          </table:table-cell>
          <table:table-cell table:number-columns-repeated="4"/>
          <table:table-cell table:formula="of:=([.E21]-[.B21])*([.E21]-[.B21])" office:value-type="float" office:value="0.00044231978596" calcext:value-type="float">
            <text:p>0.0004423198</text:p>
          </table:table-cell>
          <table:table-cell table:formula="of:=([.E21]-[.D21])*([.E21]-[.D21])" office:value-type="float" office:value="0.000570015625" calcext:value-type="float">
            <text:p>0.0005700156</text:p>
          </table:table-cell>
          <table:table-cell/>
        </table:table-row>
        <table:table-row table:style-name="ro3">
          <table:table-cell/>
          <table:table-cell office:value-type="float" office:value="0.0933657" calcext:value-type="float">
            <text:p>0.0933657</text:p>
          </table:table-cell>
          <table:table-cell office:value-type="float" office:value="0.0896478" calcext:value-type="float">
            <text:p>0.0896478</text:p>
          </table:table-cell>
          <table:table-cell table:formula="of:=[.C22]-0.0022" office:value-type="float" office:value="0.0874478" calcext:value-type="float">
            <text:p>0.0874478</text:p>
          </table:table-cell>
          <table:table-cell table:formula="of:=[.E21]" office:value-type="float" office:value="0.11" calcext:value-type="float">
            <text:p>0.11</text:p>
          </table:table-cell>
          <table:table-cell table:number-columns-repeated="4"/>
          <table:table-cell table:formula="of:=([.E22]-[.B22])*([.E22]-[.B22])" office:value-type="float" office:value="0.00027669993649" calcext:value-type="float">
            <text:p>0.0002766999</text:p>
          </table:table-cell>
          <table:table-cell table:formula="of:=([.E22]-[.D22])*([.E22]-[.D22])" office:value-type="float" office:value="0.00050860172484" calcext:value-type="float">
            <text:p>0.0005086017</text:p>
          </table:table-cell>
          <table:table-cell/>
        </table:table-row>
        <table:table-row table:style-name="ro3">
          <table:table-cell/>
          <table:table-cell office:value-type="float" office:value="0.0855762" calcext:value-type="float">
            <text:p>0.0855762</text:p>
          </table:table-cell>
          <table:table-cell office:value-type="float" office:value="0.0900498" calcext:value-type="float">
            <text:p>0.0900498</text:p>
          </table:table-cell>
          <table:table-cell table:formula="of:=[.C23]-0.0022" office:value-type="float" office:value="0.0878498" calcext:value-type="float">
            <text:p>0.0878498</text:p>
          </table:table-cell>
          <table:table-cell table:formula="of:=[.E22]" office:value-type="float" office:value="0.11" calcext:value-type="float">
            <text:p>0.11</text:p>
          </table:table-cell>
          <table:table-cell table:number-columns-repeated="4"/>
          <table:table-cell table:formula="of:=([.E23]-[.B23])*([.E23]-[.B23])" office:value-type="float" office:value="0.000596522006440001" calcext:value-type="float">
            <text:p>0.000596522</text:p>
          </table:table-cell>
          <table:table-cell table:formula="of:=([.E23]-[.D23])*([.E23]-[.D23])" office:value-type="float" office:value="0.00049063136004" calcext:value-type="float">
            <text:p>0.0004906314</text:p>
          </table:table-cell>
          <table:table-cell/>
        </table:table-row>
        <table:table-row table:style-name="ro3">
          <table:table-cell/>
          <table:table-cell office:value-type="float" office:value="0.0888963" calcext:value-type="float">
            <text:p>0.0888963</text:p>
          </table:table-cell>
          <table:table-cell office:value-type="float" office:value="0.0884349" calcext:value-type="float">
            <text:p>0.0884349</text:p>
          </table:table-cell>
          <table:table-cell table:formula="of:=[.C24]-0.0022" office:value-type="float" office:value="0.0862349" calcext:value-type="float">
            <text:p>0.0862349</text:p>
          </table:table-cell>
          <table:table-cell table:formula="of:=[.E23]" office:value-type="float" office:value="0.11" calcext:value-type="float">
            <text:p>0.11</text:p>
          </table:table-cell>
          <table:table-cell table:number-columns-repeated="4"/>
          <table:table-cell table:formula="of:=([.E24]-[.B24])*([.E24]-[.B24])" office:value-type="float" office:value="0.00044536615369" calcext:value-type="float">
            <text:p>0.0004453662</text:p>
          </table:table-cell>
          <table:table-cell table:formula="of:=([.E24]-[.D24])*([.E24]-[.D24])" office:value-type="float" office:value="0.00056477997801" calcext:value-type="float">
            <text:p>0.00056478</text:p>
          </table:table-cell>
          <table:table-cell/>
        </table:table-row>
        <table:table-row table:style-name="ro3">
          <table:table-cell/>
          <table:table-cell office:value-type="float" office:value="0.0896537" calcext:value-type="float">
            <text:p>0.0896537</text:p>
          </table:table-cell>
          <table:table-cell office:value-type="float" office:value="0.0897279" calcext:value-type="float">
            <text:p>0.0897279</text:p>
          </table:table-cell>
          <table:table-cell table:formula="of:=[.C25]-0.0022" office:value-type="float" office:value="0.0875279" calcext:value-type="float">
            <text:p>0.0875279</text:p>
          </table:table-cell>
          <table:table-cell table:formula="of:=[.E24]" office:value-type="float" office:value="0.11" calcext:value-type="float">
            <text:p>0.11</text:p>
          </table:table-cell>
          <table:table-cell table:number-columns-repeated="4"/>
          <table:table-cell table:formula="of:=([.E25]-[.B25])*([.E25]-[.B25])" office:value-type="float" office:value="0.00041397192369" calcext:value-type="float">
            <text:p>0.0004139719</text:p>
          </table:table-cell>
          <table:table-cell table:formula="of:=([.E25]-[.D25])*([.E25]-[.D25])" office:value-type="float" office:value="0.00050499527841" calcext:value-type="float">
            <text:p>0.0005049953</text:p>
          </table:table-cell>
          <table:table-cell/>
        </table:table-row>
        <table:table-row table:style-name="ro3">
          <table:table-cell/>
          <table:table-cell office:value-type="float" office:value="0.0932752" calcext:value-type="float">
            <text:p>0.0932752</text:p>
          </table:table-cell>
          <table:table-cell office:value-type="float" office:value="0.0942742" calcext:value-type="float">
            <text:p>0.0942742</text:p>
          </table:table-cell>
          <table:table-cell table:formula="of:=[.C26]-0.0022" office:value-type="float" office:value="0.0920742" calcext:value-type="float">
            <text:p>0.0920742</text:p>
          </table:table-cell>
          <table:table-cell table:formula="of:=[.E25]" office:value-type="float" office:value="0.11" calcext:value-type="float">
            <text:p>0.11</text:p>
          </table:table-cell>
          <table:table-cell table:number-columns-repeated="4"/>
          <table:table-cell table:formula="of:=([.E26]-[.B26])*([.E26]-[.B26])" office:value-type="float" office:value="0.00027971893504" calcext:value-type="float">
            <text:p>0.0002797189</text:p>
          </table:table-cell>
          <table:table-cell table:formula="of:=([.E26]-[.D26])*([.E26]-[.D26])" office:value-type="float" office:value="0.00032133430564" calcext:value-type="float">
            <text:p>0.0003213343</text:p>
          </table:table-cell>
          <table:table-cell/>
        </table:table-row>
        <table:table-row table:style-name="ro3">
          <table:table-cell/>
          <table:table-cell office:value-type="float" office:value="0.0911385" calcext:value-type="float">
            <text:p>0.0911385</text:p>
          </table:table-cell>
          <table:table-cell office:value-type="float" office:value="0.0884304" calcext:value-type="float">
            <text:p>0.0884304</text:p>
          </table:table-cell>
          <table:table-cell table:formula="of:=[.C27]-0.0022" office:value-type="float" office:value="0.0862304" calcext:value-type="float">
            <text:p>0.0862304</text:p>
          </table:table-cell>
          <table:table-cell table:formula="of:=[.E26]" office:value-type="float" office:value="0.11" calcext:value-type="float">
            <text:p>0.11</text:p>
          </table:table-cell>
          <table:table-cell table:number-columns-repeated="4"/>
          <table:table-cell table:formula="of:=([.E27]-[.B27])*([.E27]-[.B27])" office:value-type="float" office:value="0.00035575618225" calcext:value-type="float">
            <text:p>0.0003557562</text:p>
          </table:table-cell>
          <table:table-cell table:formula="of:=([.E27]-[.D27])*([.E27]-[.D27])" office:value-type="float" office:value="0.00056499388416" calcext:value-type="float">
            <text:p>0.0005649939</text:p>
          </table:table-cell>
          <table:table-cell/>
        </table:table-row>
        <table:table-row table:style-name="ro3">
          <table:table-cell/>
          <table:table-cell office:value-type="float" office:value="0.0875801" calcext:value-type="float">
            <text:p>0.0875801</text:p>
          </table:table-cell>
          <table:table-cell office:value-type="float" office:value="0.0898896" calcext:value-type="float">
            <text:p>0.0898896</text:p>
          </table:table-cell>
          <table:table-cell table:formula="of:=[.C28]-0.0022" office:value-type="float" office:value="0.0876896" calcext:value-type="float">
            <text:p>0.0876896</text:p>
          </table:table-cell>
          <table:table-cell table:formula="of:=[.E27]" office:value-type="float" office:value="0.11" calcext:value-type="float">
            <text:p>0.11</text:p>
          </table:table-cell>
          <table:table-cell table:number-columns-repeated="4"/>
          <table:table-cell table:formula="of:=([.E28]-[.B28])*([.E28]-[.B28])" office:value-type="float" office:value="0.00050265191601" calcext:value-type="float">
            <text:p>0.0005026519</text:p>
          </table:table-cell>
          <table:table-cell table:formula="of:=([.E28]-[.D28])*([.E28]-[.D28])" office:value-type="float" office:value="0.00049775394816" calcext:value-type="float">
            <text:p>0.0004977539</text:p>
          </table:table-cell>
          <table:table-cell/>
        </table:table-row>
        <table:table-row table:style-name="ro3">
          <table:table-cell/>
          <table:table-cell office:value-type="float" office:value="0.0867581" calcext:value-type="float">
            <text:p>0.0867581</text:p>
          </table:table-cell>
          <table:table-cell office:value-type="float" office:value="0.0934783" calcext:value-type="float">
            <text:p>0.0934783</text:p>
          </table:table-cell>
          <table:table-cell table:formula="of:=[.C29]-0.0022" office:value-type="float" office:value="0.0912783" calcext:value-type="float">
            <text:p>0.0912783</text:p>
          </table:table-cell>
          <table:table-cell table:formula="of:=[.E28]" office:value-type="float" office:value="0.11" calcext:value-type="float">
            <text:p>0.11</text:p>
          </table:table-cell>
          <table:table-cell table:number-columns-repeated="4"/>
          <table:table-cell table:formula="of:=([.E29]-[.B29])*([.E29]-[.B29])" office:value-type="float" office:value="0.00054018591561" calcext:value-type="float">
            <text:p>0.0005401859</text:p>
          </table:table-cell>
          <table:table-cell table:formula="of:=([.E29]-[.D29])*([.E29]-[.D29])" office:value-type="float" office:value="0.00035050205089" calcext:value-type="float">
            <text:p>0.0003505021</text:p>
          </table:table-cell>
          <table:table-cell/>
        </table:table-row>
        <table:table-row table:style-name="ro3">
          <table:table-cell/>
          <table:table-cell office:value-type="float" office:value="0.0897294" calcext:value-type="float">
            <text:p>0.0897294</text:p>
          </table:table-cell>
          <table:table-cell office:value-type="float" office:value="0.0897827" calcext:value-type="float">
            <text:p>0.0897827</text:p>
          </table:table-cell>
          <table:table-cell table:formula="of:=[.C30]-0.0022" office:value-type="float" office:value="0.0875827" calcext:value-type="float">
            <text:p>0.0875827</text:p>
          </table:table-cell>
          <table:table-cell table:formula="of:=[.E29]" office:value-type="float" office:value="0.11" calcext:value-type="float">
            <text:p>0.11</text:p>
          </table:table-cell>
          <table:table-cell table:number-columns-repeated="4"/>
          <table:table-cell table:formula="of:=([.E30]-[.B30])*([.E30]-[.B30])" office:value-type="float" office:value="0.00041089722436" calcext:value-type="float">
            <text:p>0.0004108972</text:p>
          </table:table-cell>
          <table:table-cell table:formula="of:=([.E30]-[.D30])*([.E30]-[.D30])" office:value-type="float" office:value="0.00050253533929" calcext:value-type="float">
            <text:p>0.0005025353</text:p>
          </table:table-cell>
          <table:table-cell/>
        </table:table-row>
        <table:table-row table:style-name="ro3">
          <table:table-cell/>
          <table:table-cell office:value-type="float" office:value="0.091247" calcext:value-type="float">
            <text:p>0.091247</text:p>
          </table:table-cell>
          <table:table-cell office:value-type="float" office:value="0.095498" calcext:value-type="float">
            <text:p>0.095498</text:p>
          </table:table-cell>
          <table:table-cell table:formula="of:=[.C31]-0.0022" office:value-type="float" office:value="0.093298" calcext:value-type="float">
            <text:p>0.093298</text:p>
          </table:table-cell>
          <table:table-cell table:formula="of:=[.E30]" office:value-type="float" office:value="0.11" calcext:value-type="float">
            <text:p>0.11</text:p>
          </table:table-cell>
          <table:table-cell table:number-columns-repeated="4"/>
          <table:table-cell table:formula="of:=([.E31]-[.B31])*([.E31]-[.B31])" office:value-type="float" office:value="0.000351675009" calcext:value-type="float">
            <text:p>0.000351675</text:p>
          </table:table-cell>
          <table:table-cell table:formula="of:=([.E31]-[.D31])*([.E31]-[.D31])" office:value-type="float" office:value="0.000278956804" calcext:value-type="float">
            <text:p>0.0002789568</text:p>
          </table:table-cell>
          <table:table-cell/>
        </table:table-row>
        <table:table-row table:style-name="ro3">
          <table:table-cell/>
          <table:table-cell office:value-type="float" office:value="0.0876291" calcext:value-type="float">
            <text:p>0.0876291</text:p>
          </table:table-cell>
          <table:table-cell office:value-type="float" office:value="0.0911843" calcext:value-type="float">
            <text:p>0.0911843</text:p>
          </table:table-cell>
          <table:table-cell table:formula="of:=[.C32]-0.0022" office:value-type="float" office:value="0.0889843" calcext:value-type="float">
            <text:p>0.0889843</text:p>
          </table:table-cell>
          <table:table-cell table:formula="of:=[.E31]" office:value-type="float" office:value="0.11" calcext:value-type="float">
            <text:p>0.11</text:p>
          </table:table-cell>
          <table:table-cell table:number-columns-repeated="4"/>
          <table:table-cell table:formula="of:=([.E32]-[.B32])*([.E32]-[.B32])" office:value-type="float" office:value="0.00050045716681" calcext:value-type="float">
            <text:p>0.0005004572</text:p>
          </table:table-cell>
          <table:table-cell table:formula="of:=([.E32]-[.D32])*([.E32]-[.D32])" office:value-type="float" office:value="0.00044165964649" calcext:value-type="float">
            <text:p>0.0004416596</text:p>
          </table:table-cell>
          <table:table-cell/>
        </table:table-row>
        <table:table-row table:style-name="ro3">
          <table:table-cell/>
          <table:table-cell office:value-type="float" office:value="0.0940606" calcext:value-type="float">
            <text:p>0.0940606</text:p>
          </table:table-cell>
          <table:table-cell office:value-type="float" office:value="0.0897365" calcext:value-type="float">
            <text:p>0.0897365</text:p>
          </table:table-cell>
          <table:table-cell table:formula="of:=[.C33]-0.0022" office:value-type="float" office:value="0.0875365" calcext:value-type="float">
            <text:p>0.0875365</text:p>
          </table:table-cell>
          <table:table-cell table:formula="of:=[.E32]" office:value-type="float" office:value="0.11" calcext:value-type="float">
            <text:p>0.11</text:p>
          </table:table-cell>
          <table:table-cell table:number-columns-repeated="4"/>
          <table:table-cell table:formula="of:=([.E33]-[.B33])*([.E33]-[.B33])" office:value-type="float" office:value="0.00025406447236" calcext:value-type="float">
            <text:p>0.0002540645</text:p>
          </table:table-cell>
          <table:table-cell table:formula="of:=([.E33]-[.D33])*([.E33]-[.D33])" office:value-type="float" office:value="0.00050460883225" calcext:value-type="float">
            <text:p>0.0005046088</text:p>
          </table:table-cell>
          <table:table-cell/>
        </table:table-row>
        <table:table-row table:style-name="ro3">
          <table:table-cell/>
          <table:table-cell office:value-type="float" office:value="0.0875295" calcext:value-type="float">
            <text:p>0.0875295</text:p>
          </table:table-cell>
          <table:table-cell office:value-type="float" office:value="0.0876291" calcext:value-type="float">
            <text:p>0.0876291</text:p>
          </table:table-cell>
          <table:table-cell table:formula="of:=[.C34]-0.0022" office:value-type="float" office:value="0.0854291" calcext:value-type="float">
            <text:p>0.0854291</text:p>
          </table:table-cell>
          <table:table-cell table:formula="of:=[.E33]" office:value-type="float" office:value="0.11" calcext:value-type="float">
            <text:p>0.11</text:p>
          </table:table-cell>
          <table:table-cell table:number-columns-repeated="4"/>
          <table:table-cell table:formula="of:=([.E34]-[.B34])*([.E34]-[.B34])" office:value-type="float" office:value="0.00050492337025" calcext:value-type="float">
            <text:p>0.0005049234</text:p>
          </table:table-cell>
          <table:table-cell table:formula="of:=([.E34]-[.D34])*([.E34]-[.D34])" office:value-type="float" office:value="0.00060372912681" calcext:value-type="float">
            <text:p>0.0006037291</text:p>
          </table:table-cell>
          <table:table-cell/>
        </table:table-row>
        <table:table-row table:style-name="ro3">
          <table:table-cell/>
          <table:table-cell office:value-type="float" office:value="0.0942742" calcext:value-type="float">
            <text:p>0.0942742</text:p>
          </table:table-cell>
          <table:table-cell office:value-type="float" office:value="0.0876013" calcext:value-type="float">
            <text:p>0.0876013</text:p>
          </table:table-cell>
          <table:table-cell table:formula="of:=[.C35]-0.0022" office:value-type="float" office:value="0.0854013" calcext:value-type="float">
            <text:p>0.0854013</text:p>
          </table:table-cell>
          <table:table-cell table:formula="of:=[.E34]" office:value-type="float" office:value="0.11" calcext:value-type="float">
            <text:p>0.11</text:p>
          </table:table-cell>
          <table:table-cell table:number-columns-repeated="4"/>
          <table:table-cell table:formula="of:=([.E35]-[.B35])*([.E35]-[.B35])" office:value-type="float" office:value="0.00024730078564" calcext:value-type="float">
            <text:p>0.0002473008</text:p>
          </table:table-cell>
          <table:table-cell table:formula="of:=([.E35]-[.D35])*([.E35]-[.D35])" office:value-type="float" office:value="0.00060509604169" calcext:value-type="float">
            <text:p>0.000605096</text:p>
          </table:table-cell>
          <table:table-cell/>
        </table:table-row>
        <table:table-row table:style-name="ro3">
          <table:table-cell/>
          <table:table-cell office:value-type="float" office:value="0.0867581" calcext:value-type="float">
            <text:p>0.0867581</text:p>
          </table:table-cell>
          <table:table-cell office:value-type="float" office:value="0.0934783" calcext:value-type="float">
            <text:p>0.0934783</text:p>
          </table:table-cell>
          <table:table-cell table:formula="of:=[.C36]-0.0022" office:value-type="float" office:value="0.0912783" calcext:value-type="float">
            <text:p>0.0912783</text:p>
          </table:table-cell>
          <table:table-cell table:formula="of:=[.E35]" office:value-type="float" office:value="0.11" calcext:value-type="float">
            <text:p>0.11</text:p>
          </table:table-cell>
          <table:table-cell table:number-columns-repeated="4"/>
          <table:table-cell table:formula="of:=([.E36]-[.B36])*([.E36]-[.B36])" office:value-type="float" office:value="0.00054018591561" calcext:value-type="float">
            <text:p>0.0005401859</text:p>
          </table:table-cell>
          <table:table-cell table:formula="of:=([.E36]-[.D36])*([.E36]-[.D36])" office:value-type="float" office:value="0.00035050205089" calcext:value-type="float">
            <text:p>0.0003505021</text:p>
          </table:table-cell>
          <table:table-cell/>
        </table:table-row>
        <table:table-row table:style-name="ro3">
          <table:table-cell/>
          <table:table-cell office:value-type="float" office:value="0.0882086" calcext:value-type="float">
            <text:p>0.0882086</text:p>
          </table:table-cell>
          <table:table-cell office:value-type="float" office:value="0.0876291" calcext:value-type="float">
            <text:p>0.0876291</text:p>
          </table:table-cell>
          <table:table-cell table:formula="of:=[.C37]-0.0022" office:value-type="float" office:value="0.0854291" calcext:value-type="float">
            <text:p>0.0854291</text:p>
          </table:table-cell>
          <table:table-cell table:formula="of:=[.E36]" office:value-type="float" office:value="0.11" calcext:value-type="float">
            <text:p>0.11</text:p>
          </table:table-cell>
          <table:table-cell table:number-columns-repeated="4"/>
          <table:table-cell table:formula="of:=([.E37]-[.B37])*([.E37]-[.B37])" office:value-type="float" office:value="0.00047486511396" calcext:value-type="float">
            <text:p>0.0004748651</text:p>
          </table:table-cell>
          <table:table-cell table:formula="of:=([.E37]-[.D37])*([.E37]-[.D37])" office:value-type="float" office:value="0.00060372912681" calcext:value-type="float">
            <text:p>0.0006037291</text:p>
          </table:table-cell>
          <table:table-cell/>
        </table:table-row>
        <table:table-row table:style-name="ro3">
          <table:table-cell/>
          <table:table-cell office:value-type="float" office:value="0.0942742" calcext:value-type="float">
            <text:p>0.0942742</text:p>
          </table:table-cell>
          <table:table-cell office:value-type="float" office:value="0.0892307" calcext:value-type="float">
            <text:p>0.0892307</text:p>
          </table:table-cell>
          <table:table-cell table:formula="of:=[.C38]-0.0022" office:value-type="float" office:value="0.0870307" calcext:value-type="float">
            <text:p>0.0870307</text:p>
          </table:table-cell>
          <table:table-cell table:formula="of:=[.E37]" office:value-type="float" office:value="0.11" calcext:value-type="float">
            <text:p>0.11</text:p>
          </table:table-cell>
          <table:table-cell table:number-columns-repeated="4"/>
          <table:table-cell table:formula="of:=([.E38]-[.B38])*([.E38]-[.B38])" office:value-type="float" office:value="0.00024730078564" calcext:value-type="float">
            <text:p>0.0002473008</text:p>
          </table:table-cell>
          <table:table-cell table:formula="of:=([.E38]-[.D38])*([.E38]-[.D38])" office:value-type="float" office:value="0.00052758874249" calcext:value-type="float">
            <text:p>0.0005275887</text:p>
          </table:table-cell>
          <table:table-cell/>
        </table:table-row>
        <table:table-row table:style-name="ro3">
          <table:table-cell/>
          <table:table-cell office:value-type="float" office:value="0.0867581" calcext:value-type="float">
            <text:p>0.0867581</text:p>
          </table:table-cell>
          <table:table-cell office:value-type="float" office:value="0.0875662" calcext:value-type="float">
            <text:p>0.0875662</text:p>
          </table:table-cell>
          <table:table-cell table:formula="of:=[.C39]-0.0022" office:value-type="float" office:value="0.0853662" calcext:value-type="float">
            <text:p>0.0853662</text:p>
          </table:table-cell>
          <table:table-cell table:formula="of:=[.E38]" office:value-type="float" office:value="0.11" calcext:value-type="float">
            <text:p>0.11</text:p>
          </table:table-cell>
          <table:table-cell table:number-columns-repeated="4"/>
          <table:table-cell table:formula="of:=([.E39]-[.B39])*([.E39]-[.B39])" office:value-type="float" office:value="0.00054018591561" calcext:value-type="float">
            <text:p>0.0005401859</text:p>
          </table:table-cell>
          <table:table-cell table:formula="of:=([.E39]-[.D39])*([.E39]-[.D39])" office:value-type="float" office:value="0.00060682410244" calcext:value-type="float">
            <text:p>0.0006068241</text:p>
          </table:table-cell>
          <table:table-cell/>
        </table:table-row>
        <table:table-row table:style-name="ro3">
          <table:table-cell/>
          <table:table-cell office:value-type="float" office:value="0.0874436" calcext:value-type="float">
            <text:p>0.0874436</text:p>
          </table:table-cell>
          <table:table-cell office:value-type="float" office:value="0.089066" calcext:value-type="float">
            <text:p>0.089066</text:p>
          </table:table-cell>
          <table:table-cell table:formula="of:=[.C40]-0.0022" office:value-type="float" office:value="0.086866" calcext:value-type="float">
            <text:p>0.086866</text:p>
          </table:table-cell>
          <table:table-cell table:formula="of:=[.E39]" office:value-type="float" office:value="0.11" calcext:value-type="float">
            <text:p>0.11</text:p>
          </table:table-cell>
          <table:table-cell table:number-columns-repeated="4"/>
          <table:table-cell table:formula="of:=([.E40]-[.B40])*([.E40]-[.B40])" office:value-type="float" office:value="0.00050879118096" calcext:value-type="float">
            <text:p>0.0005087912</text:p>
          </table:table-cell>
          <table:table-cell table:formula="of:=([.E40]-[.D40])*([.E40]-[.D40])" office:value-type="float" office:value="0.000535181956" calcext:value-type="float">
            <text:p>0.000535182</text:p>
          </table:table-cell>
          <table:table-cell/>
        </table:table-row>
        <table:table-row table:style-name="ro3">
          <table:table-cell/>
          <table:table-cell office:value-type="float" office:value="0.0934783" calcext:value-type="float">
            <text:p>0.0934783</text:p>
          </table:table-cell>
          <table:table-cell office:value-type="float" office:value="0.0955068" calcext:value-type="float">
            <text:p>0.0955068</text:p>
          </table:table-cell>
          <table:table-cell table:formula="of:=[.C41]-0.0022" office:value-type="float" office:value="0.0933068" calcext:value-type="float">
            <text:p>0.0933068</text:p>
          </table:table-cell>
          <table:table-cell table:formula="of:=[.E40]" office:value-type="float" office:value="0.11" calcext:value-type="float">
            <text:p>0.11</text:p>
          </table:table-cell>
          <table:table-cell table:number-columns-repeated="4"/>
          <table:table-cell table:formula="of:=([.E41]-[.B41])*([.E41]-[.B41])" office:value-type="float" office:value="0.00027296657089" calcext:value-type="float">
            <text:p>0.0002729666</text:p>
          </table:table-cell>
          <table:table-cell table:formula="of:=([.E41]-[.D41])*([.E41]-[.D41])" office:value-type="float" office:value="0.00027866292624" calcext:value-type="float">
            <text:p>0.0002786629</text:p>
          </table:table-cell>
          <table:table-cell/>
        </table:table-row>
        <table:table-row table:style-name="ro3">
          <table:table-cell/>
          <table:table-cell office:value-type="float" office:value="0.0954763" calcext:value-type="float">
            <text:p>0.0954763</text:p>
          </table:table-cell>
          <table:table-cell office:value-type="float" office:value="0.0890685" calcext:value-type="float">
            <text:p>0.0890685</text:p>
          </table:table-cell>
          <table:table-cell table:formula="of:=[.C42]-0.0022" office:value-type="float" office:value="0.0868685" calcext:value-type="float">
            <text:p>0.0868685</text:p>
          </table:table-cell>
          <table:table-cell table:formula="of:=[.E41]" office:value-type="float" office:value="0.11" calcext:value-type="float">
            <text:p>0.11</text:p>
          </table:table-cell>
          <table:table-cell table:number-columns-repeated="4"/>
          <table:table-cell table:formula="of:=([.E42]-[.B42])*([.E42]-[.B42])" office:value-type="float" office:value="0.00021093786169" calcext:value-type="float">
            <text:p>0.0002109379</text:p>
          </table:table-cell>
          <table:table-cell table:formula="of:=([.E42]-[.D42])*([.E42]-[.D42])" office:value-type="float" office:value="0.00053506629225" calcext:value-type="float">
            <text:p>0.0005350663</text:p>
          </table:table-cell>
          <table:table-cell/>
        </table:table-row>
        <table:table-row table:style-name="ro3">
          <table:table-cell/>
          <table:table-cell office:value-type="float" office:value="0.0890392" calcext:value-type="float">
            <text:p>0.0890392</text:p>
          </table:table-cell>
          <table:table-cell office:value-type="float" office:value="0.0876276" calcext:value-type="float">
            <text:p>0.0876276</text:p>
          </table:table-cell>
          <table:table-cell table:formula="of:=[.C43]-0.0022" office:value-type="float" office:value="0.0854276" calcext:value-type="float">
            <text:p>0.0854276</text:p>
          </table:table-cell>
          <table:table-cell table:formula="of:=[.E42]" office:value-type="float" office:value="0.11" calcext:value-type="float">
            <text:p>0.11</text:p>
          </table:table-cell>
          <table:table-cell table:number-columns-repeated="4"/>
          <table:table-cell table:formula="of:=([.E43]-[.B43])*([.E43]-[.B43])" office:value-type="float" office:value="0.00043935513664" calcext:value-type="float">
            <text:p>0.0004393551</text:p>
          </table:table-cell>
          <table:table-cell table:formula="of:=([.E43]-[.D43])*([.E43]-[.D43])" office:value-type="float" office:value="0.00060380284176" calcext:value-type="float">
            <text:p>0.0006038028</text:p>
          </table:table-cell>
          <table:table-cell/>
        </table:table-row>
        <table:table-row table:style-name="ro3">
          <table:table-cell/>
          <table:table-cell office:value-type="float" office:value="0.0896634" calcext:value-type="float">
            <text:p>0.0896634</text:p>
          </table:table-cell>
          <table:table-cell office:value-type="float" office:value="0.0897857" calcext:value-type="float">
            <text:p>0.0897857</text:p>
          </table:table-cell>
          <table:table-cell table:formula="of:=[.C44]-0.0022" office:value-type="float" office:value="0.0875857" calcext:value-type="float">
            <text:p>0.0875857</text:p>
          </table:table-cell>
          <table:table-cell table:formula="of:=[.E43]" office:value-type="float" office:value="0.11" calcext:value-type="float">
            <text:p>0.11</text:p>
          </table:table-cell>
          <table:table-cell table:number-columns-repeated="4"/>
          <table:table-cell table:formula="of:=([.E44]-[.B44])*([.E44]-[.B44])" office:value-type="float" office:value="0.00041357729956" calcext:value-type="float">
            <text:p>0.0004135773</text:p>
          </table:table-cell>
          <table:table-cell table:formula="of:=([.E44]-[.D44])*([.E44]-[.D44])" office:value-type="float" office:value="0.00050240084449" calcext:value-type="float">
            <text:p>0.0005024008</text:p>
          </table:table-cell>
          <table:table-cell/>
        </table:table-row>
        <table:table-row table:style-name="ro3">
          <table:table-cell/>
          <table:table-cell office:value-type="float" office:value="0.0891557" calcext:value-type="float">
            <text:p>0.0891557</text:p>
          </table:table-cell>
          <table:table-cell office:value-type="float" office:value="0.089777" calcext:value-type="float">
            <text:p>0.089777</text:p>
          </table:table-cell>
          <table:table-cell table:formula="of:=[.C45]-0.0022" office:value-type="float" office:value="0.087577" calcext:value-type="float">
            <text:p>0.087577</text:p>
          </table:table-cell>
          <table:table-cell table:formula="of:=[.E44]" office:value-type="float" office:value="0.11" calcext:value-type="float">
            <text:p>0.11</text:p>
          </table:table-cell>
          <table:table-cell table:number-columns-repeated="4"/>
          <table:table-cell table:formula="of:=([.E45]-[.B45])*([.E45]-[.B45])" office:value-type="float" office:value="0.00043448484249" calcext:value-type="float">
            <text:p>0.0004344848</text:p>
          </table:table-cell>
          <table:table-cell table:formula="of:=([.E45]-[.D45])*([.E45]-[.D45])" office:value-type="float" office:value="0.000502790929" calcext:value-type="float">
            <text:p>0.0005027909</text:p>
          </table:table-cell>
          <table:table-cell/>
        </table:table-row>
        <table:table-row table:style-name="ro3">
          <table:table-cell/>
          <table:table-cell office:value-type="float" office:value="0.0947259" calcext:value-type="float">
            <text:p>0.0947259</text:p>
          </table:table-cell>
          <table:table-cell office:value-type="float" office:value="0.0896478" calcext:value-type="float">
            <text:p>0.0896478</text:p>
          </table:table-cell>
          <table:table-cell table:formula="of:=[.C46]-0.0022" office:value-type="float" office:value="0.0874478" calcext:value-type="float">
            <text:p>0.0874478</text:p>
          </table:table-cell>
          <table:table-cell table:formula="of:=[.E45]" office:value-type="float" office:value="0.11" calcext:value-type="float">
            <text:p>0.11</text:p>
          </table:table-cell>
          <table:table-cell table:number-columns-repeated="4"/>
          <table:table-cell table:formula="of:=([.E46]-[.B46])*([.E46]-[.B46])" office:value-type="float" office:value="0.00023329813081" calcext:value-type="float">
            <text:p>0.0002332981</text:p>
          </table:table-cell>
          <table:table-cell table:formula="of:=([.E46]-[.D46])*([.E46]-[.D46])" office:value-type="float" office:value="0.00050860172484" calcext:value-type="float">
            <text:p>0.0005086017</text:p>
          </table:table-cell>
          <table:table-cell/>
        </table:table-row>
        <table:table-row table:style-name="ro3">
          <table:table-cell/>
          <table:table-cell office:value-type="float" office:value="0.087097" calcext:value-type="float">
            <text:p>0.087097</text:p>
          </table:table-cell>
          <table:table-cell office:value-type="float" office:value="0.0900498" calcext:value-type="float">
            <text:p>0.0900498</text:p>
          </table:table-cell>
          <table:table-cell table:formula="of:=[.C47]-0.0022" office:value-type="float" office:value="0.0878498" calcext:value-type="float">
            <text:p>0.0878498</text:p>
          </table:table-cell>
          <table:table-cell table:formula="of:=[.E46]" office:value-type="float" office:value="0.11" calcext:value-type="float">
            <text:p>0.11</text:p>
          </table:table-cell>
          <table:table-cell table:number-columns-repeated="4"/>
          <table:table-cell table:formula="of:=([.E47]-[.B47])*([.E47]-[.B47])" office:value-type="float" office:value="0.000524547409" calcext:value-type="float">
            <text:p>0.0005245474</text:p>
          </table:table-cell>
          <table:table-cell table:formula="of:=([.E47]-[.D47])*([.E47]-[.D47])" office:value-type="float" office:value="0.00049063136004" calcext:value-type="float">
            <text:p>0.0004906314</text:p>
          </table:table-cell>
          <table:table-cell/>
        </table:table-row>
        <table:table-row table:style-name="ro3">
          <table:table-cell/>
          <table:table-cell office:value-type="float" office:value="0.0896303" calcext:value-type="float">
            <text:p>0.0896303</text:p>
          </table:table-cell>
          <table:table-cell office:value-type="float" office:value="0.0884304" calcext:value-type="float">
            <text:p>0.0884304</text:p>
          </table:table-cell>
          <table:table-cell table:formula="of:=[.C48]-0.0022" office:value-type="float" office:value="0.0862304" calcext:value-type="float">
            <text:p>0.0862304</text:p>
          </table:table-cell>
          <table:table-cell table:formula="of:=[.E47]" office:value-type="float" office:value="0.11" calcext:value-type="float">
            <text:p>0.11</text:p>
          </table:table-cell>
          <table:table-cell table:number-columns-repeated="4"/>
          <table:table-cell table:formula="of:=([.E48]-[.B48])*([.E48]-[.B48])" office:value-type="float" office:value="0.00041492467809" calcext:value-type="float">
            <text:p>0.0004149247</text:p>
          </table:table-cell>
          <table:table-cell table:formula="of:=([.E48]-[.D48])*([.E48]-[.D48])" office:value-type="float" office:value="0.00056499388416" calcext:value-type="float">
            <text:p>0.0005649939</text:p>
          </table:table-cell>
          <table:table-cell/>
        </table:table-row>
        <table:table-row table:style-name="ro3">
          <table:table-cell/>
          <table:table-cell office:value-type="float" office:value="0.0891067" calcext:value-type="float">
            <text:p>0.0891067</text:p>
          </table:table-cell>
          <table:table-cell office:value-type="float" office:value="0.095498" calcext:value-type="float">
            <text:p>0.095498</text:p>
          </table:table-cell>
          <table:table-cell table:formula="of:=[.C49]-0.0022" office:value-type="float" office:value="0.093298" calcext:value-type="float">
            <text:p>0.093298</text:p>
          </table:table-cell>
          <table:table-cell table:formula="of:=[.E48]" office:value-type="float" office:value="0.11" calcext:value-type="float">
            <text:p>0.11</text:p>
          </table:table-cell>
          <table:table-cell table:number-columns-repeated="4"/>
          <table:table-cell table:formula="of:=([.E49]-[.B49])*([.E49]-[.B49])" office:value-type="float" office:value="0.00043652998489" calcext:value-type="float">
            <text:p>0.00043653</text:p>
          </table:table-cell>
          <table:table-cell table:formula="of:=([.E49]-[.D49])*([.E49]-[.D49])" office:value-type="float" office:value="0.000278956804" calcext:value-type="float">
            <text:p>0.0002789568</text:p>
          </table:table-cell>
          <table:table-cell/>
        </table:table-row>
        <table:table-row table:style-name="ro3">
          <table:table-cell/>
          <table:table-cell office:value-type="float" office:value="0.0918449" calcext:value-type="float">
            <text:p>0.0918449</text:p>
          </table:table-cell>
          <table:table-cell office:value-type="float" office:value="0.0896522" calcext:value-type="float">
            <text:p>0.0896522</text:p>
          </table:table-cell>
          <table:table-cell table:formula="of:=[.C50]-0.0022" office:value-type="float" office:value="0.0874522" calcext:value-type="float">
            <text:p>0.0874522</text:p>
          </table:table-cell>
          <table:table-cell table:formula="of:=[.E49]" office:value-type="float" office:value="0.11" calcext:value-type="float">
            <text:p>0.11</text:p>
          </table:table-cell>
          <table:table-cell table:number-columns-repeated="4"/>
          <table:table-cell table:formula="of:=([.E50]-[.B50])*([.E50]-[.B50])" office:value-type="float" office:value="0.00032960765601" calcext:value-type="float">
            <text:p>0.0003296077</text:p>
          </table:table-cell>
          <table:table-cell table:formula="of:=([.E50]-[.D50])*([.E50]-[.D50])" office:value-type="float" office:value="0.00050840328484" calcext:value-type="float">
            <text:p>0.0005084033</text:p>
          </table:table-cell>
          <table:table-cell/>
        </table:table-row>
        <table:table-row table:style-name="ro3">
          <table:table-cell/>
          <table:table-cell office:value-type="float" office:value="0.0868028" calcext:value-type="float">
            <text:p>0.0868028</text:p>
          </table:table-cell>
          <table:table-cell office:value-type="float" office:value="0.0896522" calcext:value-type="float">
            <text:p>0.0896522</text:p>
          </table:table-cell>
          <table:table-cell table:formula="of:=[.C51]-0.0022" office:value-type="float" office:value="0.0874522" calcext:value-type="float">
            <text:p>0.0874522</text:p>
          </table:table-cell>
          <table:table-cell table:formula="of:=[.E50]" office:value-type="float" office:value="0.11" calcext:value-type="float">
            <text:p>0.11</text:p>
          </table:table-cell>
          <table:table-cell table:number-columns-repeated="4"/>
          <table:table-cell table:formula="of:=([.E51]-[.B51])*([.E51]-[.B51])" office:value-type="float" office:value="0.00053811008784" calcext:value-type="float">
            <text:p>0.0005381101</text:p>
          </table:table-cell>
          <table:table-cell table:formula="of:=([.E51]-[.D51])*([.E51]-[.D51])" office:value-type="float" office:value="0.00050840328484" calcext:value-type="float">
            <text:p>0.0005084033</text:p>
          </table:table-cell>
          <table:table-cell/>
        </table:table-row>
        <table:table-row table:style-name="ro3">
          <table:table-cell/>
          <table:table-cell office:value-type="float" office:value="0.088276" calcext:value-type="float">
            <text:p>0.088276</text:p>
          </table:table-cell>
          <table:table-cell office:value-type="float" office:value="0.0896522" calcext:value-type="float">
            <text:p>0.0896522</text:p>
          </table:table-cell>
          <table:table-cell table:formula="of:=[.C52]-0.0022" office:value-type="float" office:value="0.0874522" calcext:value-type="float">
            <text:p>0.0874522</text:p>
          </table:table-cell>
          <table:table-cell table:formula="of:=[.E51]" office:value-type="float" office:value="0.11" calcext:value-type="float">
            <text:p>0.11</text:p>
          </table:table-cell>
          <table:table-cell table:number-columns-repeated="4"/>
          <table:table-cell table:formula="of:=([.E52]-[.B52])*([.E52]-[.B52])" office:value-type="float" office:value="0.000471932176" calcext:value-type="float">
            <text:p>0.0004719322</text:p>
          </table:table-cell>
          <table:table-cell table:formula="of:=([.E52]-[.D52])*([.E52]-[.D52])" office:value-type="float" office:value="0.00050840328484" calcext:value-type="float">
            <text:p>0.0005084033</text:p>
          </table:table-cell>
          <table:table-cell/>
        </table:table-row>
        <table:table-row table:style-name="ro3">
          <table:table-cell/>
          <table:table-cell office:value-type="float" office:value="0.0970029" calcext:value-type="float">
            <text:p>0.0970029</text:p>
          </table:table-cell>
          <table:table-cell office:value-type="float" office:value="0.0911843" calcext:value-type="float">
            <text:p>0.0911843</text:p>
          </table:table-cell>
          <table:table-cell table:formula="of:=[.C53]-0.0022" office:value-type="float" office:value="0.0889843" calcext:value-type="float">
            <text:p>0.0889843</text:p>
          </table:table-cell>
          <table:table-cell table:formula="of:=[.E52]" office:value-type="float" office:value="0.11" calcext:value-type="float">
            <text:p>0.11</text:p>
          </table:table-cell>
          <table:table-cell table:number-columns-repeated="4"/>
          <table:table-cell table:formula="of:=([.E53]-[.B53])*([.E53]-[.B53])" office:value-type="float" office:value="0.00016892460841" calcext:value-type="float">
            <text:p>0.0001689246</text:p>
          </table:table-cell>
          <table:table-cell table:formula="of:=([.E53]-[.D53])*([.E53]-[.D53])" office:value-type="float" office:value="0.00044165964649" calcext:value-type="float">
            <text:p>0.0004416596</text:p>
          </table:table-cell>
          <table:table-cell/>
        </table:table-row>
        <table:table-row table:style-name="ro3">
          <table:table-cell/>
          <table:table-cell office:value-type="float" office:value="0.0940606" calcext:value-type="float">
            <text:p>0.0940606</text:p>
          </table:table-cell>
          <table:table-cell office:value-type="float" office:value="0.0942742" calcext:value-type="float">
            <text:p>0.0942742</text:p>
          </table:table-cell>
          <table:table-cell table:formula="of:=[.C54]-0.0022" office:value-type="float" office:value="0.0920742" calcext:value-type="float">
            <text:p>0.0920742</text:p>
          </table:table-cell>
          <table:table-cell table:formula="of:=[.E53]" office:value-type="float" office:value="0.11" calcext:value-type="float">
            <text:p>0.11</text:p>
          </table:table-cell>
          <table:table-cell table:number-columns-repeated="4"/>
          <table:table-cell table:formula="of:=([.E54]-[.B54])*([.E54]-[.B54])" office:value-type="float" office:value="0.00025406447236" calcext:value-type="float">
            <text:p>0.0002540645</text:p>
          </table:table-cell>
          <table:table-cell table:formula="of:=([.E54]-[.D54])*([.E54]-[.D54])" office:value-type="float" office:value="0.00032133430564" calcext:value-type="float">
            <text:p>0.0003213343</text:p>
          </table:table-cell>
          <table:table-cell/>
        </table:table-row>
        <table:table-row table:style-name="ro3">
          <table:table-cell/>
          <table:table-cell office:value-type="float" office:value="0.0954936" calcext:value-type="float">
            <text:p>0.0954936</text:p>
          </table:table-cell>
          <table:table-cell office:value-type="float" office:value="0.0882847" calcext:value-type="float">
            <text:p>0.0882847</text:p>
          </table:table-cell>
          <table:table-cell table:formula="of:=[.C55]-0.0022" office:value-type="float" office:value="0.0860847" calcext:value-type="float">
            <text:p>0.0860847</text:p>
          </table:table-cell>
          <table:table-cell table:formula="of:=[.E54]" office:value-type="float" office:value="0.11" calcext:value-type="float">
            <text:p>0.11</text:p>
          </table:table-cell>
          <table:table-cell table:number-columns-repeated="4"/>
          <table:table-cell table:formula="of:=([.E55]-[.B55])*([.E55]-[.B55])" office:value-type="float" office:value="0.00021043564096" calcext:value-type="float">
            <text:p>0.0002104356</text:p>
          </table:table-cell>
          <table:table-cell table:formula="of:=([.E55]-[.D55])*([.E55]-[.D55])" office:value-type="float" office:value="0.00057194157409" calcext:value-type="float">
            <text:p>0.0005719416</text:p>
          </table:table-cell>
          <table:table-cell/>
        </table:table-row>
        <table:table-row table:style-name="ro3">
          <table:table-cell/>
          <table:table-cell office:value-type="float" office:value="0.0868569" calcext:value-type="float">
            <text:p>0.0868569</text:p>
          </table:table-cell>
          <table:table-cell office:value-type="float" office:value="0.0897294" calcext:value-type="float">
            <text:p>0.0897294</text:p>
          </table:table-cell>
          <table:table-cell table:formula="of:=[.C56]-0.0022" office:value-type="float" office:value="0.0875294" calcext:value-type="float">
            <text:p>0.0875294</text:p>
          </table:table-cell>
          <table:table-cell table:formula="of:=[.E55]" office:value-type="float" office:value="0.11" calcext:value-type="float">
            <text:p>0.11</text:p>
          </table:table-cell>
          <table:table-cell table:number-columns-repeated="4"/>
          <table:table-cell table:formula="of:=([.E56]-[.B56])*([.E56]-[.B56])" office:value-type="float" office:value="0.00053560307761" calcext:value-type="float">
            <text:p>0.0005356031</text:p>
          </table:table-cell>
          <table:table-cell table:formula="of:=([.E56]-[.D56])*([.E56]-[.D56])" office:value-type="float" office:value="0.00050492786436" calcext:value-type="float">
            <text:p>0.0005049279</text:p>
          </table:table-cell>
          <table:table-cell/>
        </table:table-row>
        <table:table-row table:style-name="ro3">
          <table:table-cell/>
          <table:table-cell office:value-type="float" office:value="0.0905585" calcext:value-type="float">
            <text:p>0.0905585</text:p>
          </table:table-cell>
          <table:table-cell office:value-type="float" office:value="0.0934783" calcext:value-type="float">
            <text:p>0.0934783</text:p>
          </table:table-cell>
          <table:table-cell table:formula="of:=[.C57]-0.0022" office:value-type="float" office:value="0.0912783" calcext:value-type="float">
            <text:p>0.0912783</text:p>
          </table:table-cell>
          <table:table-cell table:formula="of:=[.E56]" office:value-type="float" office:value="0.11" calcext:value-type="float">
            <text:p>0.11</text:p>
          </table:table-cell>
          <table:table-cell table:number-columns-repeated="4"/>
          <table:table-cell table:formula="of:=([.E57]-[.B57])*([.E57]-[.B57])" office:value-type="float" office:value="0.00037797192225" calcext:value-type="float">
            <text:p>0.0003779719</text:p>
          </table:table-cell>
          <table:table-cell table:formula="of:=([.E57]-[.D57])*([.E57]-[.D57])" office:value-type="float" office:value="0.00035050205089" calcext:value-type="float">
            <text:p>0.0003505021</text:p>
          </table:table-cell>
          <table:table-cell/>
        </table:table-row>
        <table:table-row table:style-name="ro3">
          <table:table-cell/>
          <table:table-cell office:value-type="float" office:value="0.0897294" calcext:value-type="float">
            <text:p>0.0897294</text:p>
          </table:table-cell>
          <table:table-cell office:value-type="float" office:value="0.0897827" calcext:value-type="float">
            <text:p>0.0897827</text:p>
          </table:table-cell>
          <table:table-cell table:formula="of:=[.C58]-0.0022" office:value-type="float" office:value="0.0875827" calcext:value-type="float">
            <text:p>0.0875827</text:p>
          </table:table-cell>
          <table:table-cell table:formula="of:=[.E57]" office:value-type="float" office:value="0.11" calcext:value-type="float">
            <text:p>0.11</text:p>
          </table:table-cell>
          <table:table-cell table:number-columns-repeated="4"/>
          <table:table-cell table:formula="of:=([.E58]-[.B58])*([.E58]-[.B58])" office:value-type="float" office:value="0.00041089722436" calcext:value-type="float">
            <text:p>0.0004108972</text:p>
          </table:table-cell>
          <table:table-cell table:formula="of:=([.E58]-[.D58])*([.E58]-[.D58])" office:value-type="float" office:value="0.00050253533929" calcext:value-type="float">
            <text:p>0.0005025353</text:p>
          </table:table-cell>
          <table:table-cell/>
        </table:table-row>
        <table:table-row table:style-name="ro3">
          <table:table-cell/>
          <table:table-cell office:value-type="float" office:value="0.0919517" calcext:value-type="float">
            <text:p>0.0919517</text:p>
          </table:table-cell>
          <table:table-cell office:value-type="float" office:value="0.0892307" calcext:value-type="float">
            <text:p>0.0892307</text:p>
          </table:table-cell>
          <table:table-cell table:formula="of:=[.C59]-0.0022" office:value-type="float" office:value="0.0870307" calcext:value-type="float">
            <text:p>0.0870307</text:p>
          </table:table-cell>
          <table:table-cell table:formula="of:=[.E58]" office:value-type="float" office:value="0.11" calcext:value-type="float">
            <text:p>0.11</text:p>
          </table:table-cell>
          <table:table-cell table:number-columns-repeated="4"/>
          <table:table-cell table:formula="of:=([.E59]-[.B59])*([.E59]-[.B59])" office:value-type="float" office:value="0.00032574113289" calcext:value-type="float">
            <text:p>0.0003257411</text:p>
          </table:table-cell>
          <table:table-cell table:formula="of:=([.E59]-[.D59])*([.E59]-[.D59])" office:value-type="float" office:value="0.00052758874249" calcext:value-type="float">
            <text:p>0.0005275887</text:p>
          </table:table-cell>
          <table:table-cell/>
        </table:table-row>
        <table:table-row table:style-name="ro3">
          <table:table-cell/>
          <table:table-cell office:value-type="float" office:value="0.0890573" calcext:value-type="float">
            <text:p>0.0890573</text:p>
          </table:table-cell>
          <table:table-cell office:value-type="float" office:value="0.0875096" calcext:value-type="float">
            <text:p>0.0875096</text:p>
          </table:table-cell>
          <table:table-cell table:formula="of:=[.C60]-0.0022" office:value-type="float" office:value="0.0853096" calcext:value-type="float">
            <text:p>0.0853096</text:p>
          </table:table-cell>
          <table:table-cell table:formula="of:=[.E59]" office:value-type="float" office:value="0.11" calcext:value-type="float">
            <text:p>0.11</text:p>
          </table:table-cell>
          <table:table-cell table:number-columns-repeated="4"/>
          <table:table-cell table:formula="of:=([.E60]-[.B60])*([.E60]-[.B60])" office:value-type="float" office:value="0.00043859668329" calcext:value-type="float">
            <text:p>0.0004385967</text:p>
          </table:table-cell>
          <table:table-cell table:formula="of:=([.E60]-[.D60])*([.E60]-[.D60])" office:value-type="float" office:value="0.00060961585216" calcext:value-type="float">
            <text:p>0.0006096159</text:p>
          </table:table-cell>
          <table:table-cell/>
        </table:table-row>
        <table:table-row table:style-name="ro3">
          <table:table-cell/>
          <table:table-cell office:value-type="float" office:value="0.0940518" calcext:value-type="float">
            <text:p>0.0940518</text:p>
          </table:table-cell>
          <table:table-cell office:value-type="float" office:value="0.0875096" calcext:value-type="float">
            <text:p>0.0875096</text:p>
          </table:table-cell>
          <table:table-cell table:formula="of:=[.C61]-0.0022" office:value-type="float" office:value="0.0853096" calcext:value-type="float">
            <text:p>0.0853096</text:p>
          </table:table-cell>
          <table:table-cell table:formula="of:=[.E60]" office:value-type="float" office:value="0.11" calcext:value-type="float">
            <text:p>0.11</text:p>
          </table:table-cell>
          <table:table-cell table:number-columns-repeated="4"/>
          <table:table-cell table:formula="of:=([.E61]-[.B61])*([.E61]-[.B61])" office:value-type="float" office:value="0.00025434508324" calcext:value-type="float">
            <text:p>0.0002543451</text:p>
          </table:table-cell>
          <table:table-cell table:formula="of:=([.E61]-[.D61])*([.E61]-[.D61])" office:value-type="float" office:value="0.00060961585216" calcext:value-type="float">
            <text:p>0.0006096159</text:p>
          </table:table-cell>
          <table:table-cell/>
        </table:table-row>
        <table:table-row table:style-name="ro3">
          <table:table-cell/>
          <table:table-cell office:value-type="float" office:value="0.0904171" calcext:value-type="float">
            <text:p>0.0904171</text:p>
          </table:table-cell>
          <table:table-cell office:value-type="float" office:value="0.0905599" calcext:value-type="float">
            <text:p>0.0905599</text:p>
          </table:table-cell>
          <table:table-cell table:formula="of:=[.C62]-0.0022" office:value-type="float" office:value="0.0883599" calcext:value-type="float">
            <text:p>0.0883599</text:p>
          </table:table-cell>
          <table:table-cell table:formula="of:=[.E61]" office:value-type="float" office:value="0.11" calcext:value-type="float">
            <text:p>0.11</text:p>
          </table:table-cell>
          <table:table-cell table:number-columns-repeated="4"/>
          <table:table-cell table:formula="of:=([.E62]-[.B62])*([.E62]-[.B62])" office:value-type="float" office:value="0.00038348997241" calcext:value-type="float">
            <text:p>0.00038349</text:p>
          </table:table-cell>
          <table:table-cell table:formula="of:=([.E62]-[.D62])*([.E62]-[.D62])" office:value-type="float" office:value="0.00046829392801" calcext:value-type="float">
            <text:p>0.0004682939</text:p>
          </table:table-cell>
          <table:table-cell/>
        </table:table-row>
        <table:table-row table:style-name="ro3">
          <table:table-cell/>
          <table:table-cell office:value-type="float" office:value="0.0876973" calcext:value-type="float">
            <text:p>0.0876973</text:p>
          </table:table-cell>
          <table:table-cell office:value-type="float" office:value="0.0911828" calcext:value-type="float">
            <text:p>0.0911828</text:p>
          </table:table-cell>
          <table:table-cell table:formula="of:=[.C63]-0.0022" office:value-type="float" office:value="0.0889828" calcext:value-type="float">
            <text:p>0.0889828</text:p>
          </table:table-cell>
          <table:table-cell table:formula="of:=[.E62]" office:value-type="float" office:value="0.11" calcext:value-type="float">
            <text:p>0.11</text:p>
          </table:table-cell>
          <table:table-cell table:number-columns-repeated="4"/>
          <table:table-cell table:formula="of:=([.E63]-[.B63])*([.E63]-[.B63])" office:value-type="float" office:value="0.00049741042729" calcext:value-type="float">
            <text:p>0.0004974104</text:p>
          </table:table-cell>
          <table:table-cell table:formula="of:=([.E63]-[.D63])*([.E63]-[.D63])" office:value-type="float" office:value="0.00044172269584" calcext:value-type="float">
            <text:p>0.0004417227</text:p>
          </table:table-cell>
          <table:table-cell/>
        </table:table-row>
        <table:table-row table:style-name="ro3">
          <table:table-cell/>
          <table:table-cell office:value-type="float" office:value="0.0892642" calcext:value-type="float">
            <text:p>0.0892642</text:p>
          </table:table-cell>
          <table:table-cell office:value-type="float" office:value="0.0900482" calcext:value-type="float">
            <text:p>0.0900482</text:p>
          </table:table-cell>
          <table:table-cell table:formula="of:=[.C64]-0.0022" office:value-type="float" office:value="0.0878482" calcext:value-type="float">
            <text:p>0.0878482</text:p>
          </table:table-cell>
          <table:table-cell table:formula="of:=[.E63]" office:value-type="float" office:value="0.11" calcext:value-type="float">
            <text:p>0.11</text:p>
          </table:table-cell>
          <table:table-cell table:number-columns-repeated="4"/>
          <table:table-cell table:formula="of:=([.E64]-[.B64])*([.E64]-[.B64])" office:value-type="float" office:value="0.00042997340164" calcext:value-type="float">
            <text:p>0.0004299734</text:p>
          </table:table-cell>
          <table:table-cell table:formula="of:=([.E64]-[.D64])*([.E64]-[.D64])" office:value-type="float" office:value="0.00049070224324" calcext:value-type="float">
            <text:p>0.0004907022</text:p>
          </table:table-cell>
          <table:table-cell/>
        </table:table-row>
        <table:table-row table:style-name="ro3">
          <table:table-cell/>
          <table:table-cell office:value-type="float" office:value="0.0882086" calcext:value-type="float">
            <text:p>0.0882086</text:p>
          </table:table-cell>
          <table:table-cell office:value-type="float" office:value="0.0897827" calcext:value-type="float">
            <text:p>0.0897827</text:p>
          </table:table-cell>
          <table:table-cell table:formula="of:=[.C65]-0.0022" office:value-type="float" office:value="0.0875827" calcext:value-type="float">
            <text:p>0.0875827</text:p>
          </table:table-cell>
          <table:table-cell table:formula="of:=[.E64]" office:value-type="float" office:value="0.11" calcext:value-type="float">
            <text:p>0.11</text:p>
          </table:table-cell>
          <table:table-cell table:number-columns-repeated="4"/>
          <table:table-cell table:formula="of:=([.E65]-[.B65])*([.E65]-[.B65])" office:value-type="float" office:value="0.00047486511396" calcext:value-type="float">
            <text:p>0.0004748651</text:p>
          </table:table-cell>
          <table:table-cell table:formula="of:=([.E65]-[.D65])*([.E65]-[.D65])" office:value-type="float" office:value="0.00050253533929" calcext:value-type="float">
            <text:p>0.0005025353</text:p>
          </table:table-cell>
          <table:table-cell/>
        </table:table-row>
        <table:table-row table:style-name="ro3">
          <table:table-cell/>
          <table:table-cell office:value-type="float" office:value="0.0889686" calcext:value-type="float">
            <text:p>0.0889686</text:p>
          </table:table-cell>
          <table:table-cell office:value-type="float" office:value="0.089777" calcext:value-type="float">
            <text:p>0.089777</text:p>
          </table:table-cell>
          <table:table-cell table:formula="of:=[.C66]-0.0022" office:value-type="float" office:value="0.087577" calcext:value-type="float">
            <text:p>0.087577</text:p>
          </table:table-cell>
          <table:table-cell table:formula="of:=[.E65]" office:value-type="float" office:value="0.11" calcext:value-type="float">
            <text:p>0.11</text:p>
          </table:table-cell>
          <table:table-cell table:number-columns-repeated="4"/>
          <table:table-cell table:formula="of:=([.E66]-[.B66])*([.E66]-[.B66])" office:value-type="float" office:value="0.00044231978596" calcext:value-type="float">
            <text:p>0.0004423198</text:p>
          </table:table-cell>
          <table:table-cell table:formula="of:=([.E66]-[.D66])*([.E66]-[.D66])" office:value-type="float" office:value="0.000502790929" calcext:value-type="float">
            <text:p>0.0005027909</text:p>
          </table:table-cell>
          <table:table-cell/>
        </table:table-row>
        <table:table-row table:style-name="ro3">
          <table:table-cell/>
          <table:table-cell office:value-type="float" office:value="0.0954981" calcext:value-type="float">
            <text:p>0.0954981</text:p>
          </table:table-cell>
          <table:table-cell office:value-type="float" office:value="0.0896478" calcext:value-type="float">
            <text:p>0.0896478</text:p>
          </table:table-cell>
          <table:table-cell table:formula="of:=[.C67]-0.0022" office:value-type="float" office:value="0.0874478" calcext:value-type="float">
            <text:p>0.0874478</text:p>
          </table:table-cell>
          <table:table-cell table:formula="of:=[.E66]" office:value-type="float" office:value="0.11" calcext:value-type="float">
            <text:p>0.11</text:p>
          </table:table-cell>
          <table:table-cell table:number-columns-repeated="4"/>
          <table:table-cell table:formula="of:=([.E67]-[.B67])*([.E67]-[.B67])" office:value-type="float" office:value="0.00021030510361" calcext:value-type="float">
            <text:p>0.0002103051</text:p>
          </table:table-cell>
          <table:table-cell table:formula="of:=([.E67]-[.D67])*([.E67]-[.D67])" office:value-type="float" office:value="0.00050860172484" calcext:value-type="float">
            <text:p>0.0005086017</text:p>
          </table:table-cell>
          <table:table-cell/>
        </table:table-row>
        <table:table-row table:style-name="ro3">
          <table:table-cell/>
          <table:table-cell office:value-type="float" office:value="0.0848098" calcext:value-type="float">
            <text:p>0.0848098</text:p>
          </table:table-cell>
          <table:table-cell office:value-type="float" office:value="0.0900498" calcext:value-type="float">
            <text:p>0.0900498</text:p>
          </table:table-cell>
          <table:table-cell table:formula="of:=[.C68]-0.0022" office:value-type="float" office:value="0.0878498" calcext:value-type="float">
            <text:p>0.0878498</text:p>
          </table:table-cell>
          <table:table-cell table:formula="of:=[.E67]" office:value-type="float" office:value="0.11" calcext:value-type="float">
            <text:p>0.11</text:p>
          </table:table-cell>
          <table:table-cell table:number-columns-repeated="4"/>
          <table:table-cell table:formula="of:=([.E68]-[.B68])*([.E68]-[.B68])" office:value-type="float" office:value="0.00063454617604" calcext:value-type="float">
            <text:p>0.0006345462</text:p>
          </table:table-cell>
          <table:table-cell table:formula="of:=([.E68]-[.D68])*([.E68]-[.D68])" office:value-type="float" office:value="0.00049063136004" calcext:value-type="float">
            <text:p>0.0004906314</text:p>
          </table:table-cell>
          <table:table-cell/>
        </table:table-row>
        <table:table-row table:style-name="ro3">
          <table:table-cell/>
          <table:table-cell office:value-type="float" office:value="0.0881299" calcext:value-type="float">
            <text:p>0.0881299</text:p>
          </table:table-cell>
          <table:table-cell office:value-type="float" office:value="0.0884349" calcext:value-type="float">
            <text:p>0.0884349</text:p>
          </table:table-cell>
          <table:table-cell table:formula="of:=[.C69]-0.0022" office:value-type="float" office:value="0.0862349" calcext:value-type="float">
            <text:p>0.0862349</text:p>
          </table:table-cell>
          <table:table-cell table:formula="of:=[.E68]" office:value-type="float" office:value="0.11" calcext:value-type="float">
            <text:p>0.11</text:p>
          </table:table-cell>
          <table:table-cell table:number-columns-repeated="4"/>
          <table:table-cell table:formula="of:=([.E69]-[.B69])*([.E69]-[.B69])" office:value-type="float" office:value="0.00047830127401" calcext:value-type="float">
            <text:p>0.0004783013</text:p>
          </table:table-cell>
          <table:table-cell table:formula="of:=([.E69]-[.D69])*([.E69]-[.D69])" office:value-type="float" office:value="0.00056477997801" calcext:value-type="float">
            <text:p>0.00056478</text:p>
          </table:table-cell>
          <table:table-cell/>
        </table:table-row>
        <table:table-row table:style-name="ro3">
          <table:table-cell/>
          <table:table-cell office:value-type="float" office:value="0.0888993" calcext:value-type="float">
            <text:p>0.0888993</text:p>
          </table:table-cell>
          <table:table-cell office:value-type="float" office:value="0.0905513" calcext:value-type="float">
            <text:p>0.0905513</text:p>
          </table:table-cell>
          <table:table-cell table:formula="of:=[.C70]-0.0022" office:value-type="float" office:value="0.0883513" calcext:value-type="float">
            <text:p>0.0883513</text:p>
          </table:table-cell>
          <table:table-cell table:formula="of:=[.E69]" office:value-type="float" office:value="0.11" calcext:value-type="float">
            <text:p>0.11</text:p>
          </table:table-cell>
          <table:table-cell table:number-columns-repeated="4"/>
          <table:table-cell table:formula="of:=([.E70]-[.B70])*([.E70]-[.B70])" office:value-type="float" office:value="0.00044523954049" calcext:value-type="float">
            <text:p>0.0004452395</text:p>
          </table:table-cell>
          <table:table-cell table:formula="of:=([.E70]-[.D70])*([.E70]-[.D70])" office:value-type="float" office:value="0.00046866621169" calcext:value-type="float">
            <text:p>0.0004686662</text:p>
          </table:table-cell>
          <table:table-cell/>
        </table:table-row>
        <table:table-row table:style-name="ro3">
          <table:table-cell/>
          <table:table-cell office:value-type="float" office:value="0.0875111" calcext:value-type="float">
            <text:p>0.0875111</text:p>
          </table:table-cell>
          <table:table-cell office:value-type="float" office:value="0.0934725" calcext:value-type="float">
            <text:p>0.0934725</text:p>
          </table:table-cell>
          <table:table-cell table:formula="of:=[.C71]-0.0022" office:value-type="float" office:value="0.0912725" calcext:value-type="float">
            <text:p>0.0912725</text:p>
          </table:table-cell>
          <table:table-cell table:formula="of:=[.E70]" office:value-type="float" office:value="0.11" calcext:value-type="float">
            <text:p>0.11</text:p>
          </table:table-cell>
          <table:table-cell table:number-columns-repeated="4"/>
          <table:table-cell table:formula="of:=([.E71]-[.B71])*([.E71]-[.B71])" office:value-type="float" office:value="0.00050575062321" calcext:value-type="float">
            <text:p>0.0005057506</text:p>
          </table:table-cell>
          <table:table-cell table:formula="of:=([.E71]-[.D71])*([.E71]-[.D71])" office:value-type="float" office:value="0.00035071925625" calcext:value-type="float">
            <text:p>0.0003507193</text:p>
          </table:table-cell>
          <table:table-cell/>
        </table:table-row>
        <table:table-row table:style-name="ro3">
          <table:table-cell/>
          <table:table-cell office:value-type="float" office:value="0.0890685" calcext:value-type="float">
            <text:p>0.0890685</text:p>
          </table:table-cell>
          <table:table-cell office:value-type="float" office:value="0.0940546" calcext:value-type="float">
            <text:p>0.0940546</text:p>
          </table:table-cell>
          <table:table-cell table:formula="of:=[.C72]-0.0022" office:value-type="float" office:value="0.0918546" calcext:value-type="float">
            <text:p>0.0918546</text:p>
          </table:table-cell>
          <table:table-cell table:formula="of:=[.E71]" office:value-type="float" office:value="0.11" calcext:value-type="float">
            <text:p>0.11</text:p>
          </table:table-cell>
          <table:table-cell table:number-columns-repeated="4"/>
          <table:table-cell table:formula="of:=([.E72]-[.B72])*([.E72]-[.B72])" office:value-type="float" office:value="0.00043812769225" calcext:value-type="float">
            <text:p>0.0004381277</text:p>
          </table:table-cell>
          <table:table-cell table:formula="of:=([.E72]-[.D72])*([.E72]-[.D72])" office:value-type="float" office:value="0.00032925554116" calcext:value-type="float">
            <text:p>0.0003292555</text:p>
          </table:table-cell>
          <table:table-cell/>
        </table:table-row>
        <table:table-row table:style-name="ro3">
          <table:table-cell/>
          <table:table-cell office:value-type="float" office:value="0.0919517" calcext:value-type="float">
            <text:p>0.0919517</text:p>
          </table:table-cell>
          <table:table-cell office:value-type="float" office:value="0.0892307" calcext:value-type="float">
            <text:p>0.0892307</text:p>
          </table:table-cell>
          <table:table-cell table:formula="of:=[.C73]-0.0022" office:value-type="float" office:value="0.0870307" calcext:value-type="float">
            <text:p>0.0870307</text:p>
          </table:table-cell>
          <table:table-cell table:formula="of:=[.E72]" office:value-type="float" office:value="0.11" calcext:value-type="float">
            <text:p>0.11</text:p>
          </table:table-cell>
          <table:table-cell table:number-columns-repeated="4"/>
          <table:table-cell table:formula="of:=([.E73]-[.B73])*([.E73]-[.B73])" office:value-type="float" office:value="0.00032574113289" calcext:value-type="float">
            <text:p>0.0003257411</text:p>
          </table:table-cell>
          <table:table-cell table:formula="of:=([.E73]-[.D73])*([.E73]-[.D73])" office:value-type="float" office:value="0.00052758874249" calcext:value-type="float">
            <text:p>0.0005275887</text:p>
          </table:table-cell>
          <table:table-cell/>
        </table:table-row>
        <table:table-row table:style-name="ro3">
          <table:table-cell/>
          <table:table-cell office:value-type="float" office:value="0.0898128" calcext:value-type="float">
            <text:p>0.0898128</text:p>
          </table:table-cell>
          <table:table-cell office:value-type="float" office:value="0.0875662" calcext:value-type="float">
            <text:p>0.0875662</text:p>
          </table:table-cell>
          <table:table-cell table:formula="of:=[.C74]-0.0022" office:value-type="float" office:value="0.0853662" calcext:value-type="float">
            <text:p>0.0853662</text:p>
          </table:table-cell>
          <table:table-cell table:formula="of:=[.E73]" office:value-type="float" office:value="0.11" calcext:value-type="float">
            <text:p>0.11</text:p>
          </table:table-cell>
          <table:table-cell table:number-columns-repeated="4"/>
          <table:table-cell table:formula="of:=([.E74]-[.B74])*([.E74]-[.B74])" office:value-type="float" office:value="0.00040752304384" calcext:value-type="float">
            <text:p>0.000407523</text:p>
          </table:table-cell>
          <table:table-cell table:formula="of:=([.E74]-[.D74])*([.E74]-[.D74])" office:value-type="float" office:value="0.00060682410244" calcext:value-type="float">
            <text:p>0.0006068241</text:p>
          </table:table-cell>
          <table:table-cell/>
        </table:table-row>
        <table:table-row table:style-name="ro3">
          <table:table-cell/>
          <table:table-cell office:value-type="float" office:value="0.0882042" calcext:value-type="float">
            <text:p>0.0882042</text:p>
          </table:table-cell>
          <table:table-cell office:value-type="float" office:value="0.0954777" calcext:value-type="float">
            <text:p>0.0954777</text:p>
          </table:table-cell>
          <table:table-cell table:formula="of:=[.C75]-0.0022" office:value-type="float" office:value="0.0932777" calcext:value-type="float">
            <text:p>0.0932777</text:p>
          </table:table-cell>
          <table:table-cell table:formula="of:=[.E74]" office:value-type="float" office:value="0.11" calcext:value-type="float">
            <text:p>0.11</text:p>
          </table:table-cell>
          <table:table-cell table:number-columns-repeated="4"/>
          <table:table-cell table:formula="of:=([.E75]-[.B75])*([.E75]-[.B75])" office:value-type="float" office:value="0.00047505689764" calcext:value-type="float">
            <text:p>0.0004750569</text:p>
          </table:table-cell>
          <table:table-cell table:formula="of:=([.E75]-[.D75])*([.E75]-[.D75])" office:value-type="float" office:value="0.00027963531729" calcext:value-type="float">
            <text:p>0.0002796353</text:p>
          </table:table-cell>
          <table:table-cell/>
        </table:table-row>
        <table:table-row table:style-name="ro3">
          <table:table-cell/>
          <table:table-cell office:value-type="float" office:value="0.089735" calcext:value-type="float">
            <text:p>0.089735</text:p>
          </table:table-cell>
          <table:table-cell office:value-type="float" office:value="0.089777" calcext:value-type="float">
            <text:p>0.089777</text:p>
          </table:table-cell>
          <table:table-cell table:formula="of:=[.C76]-0.0022" office:value-type="float" office:value="0.087577" calcext:value-type="float">
            <text:p>0.087577</text:p>
          </table:table-cell>
          <table:table-cell table:formula="of:=[.E75]" office:value-type="float" office:value="0.11" calcext:value-type="float">
            <text:p>0.11</text:p>
          </table:table-cell>
          <table:table-cell table:number-columns-repeated="4"/>
          <table:table-cell table:formula="of:=([.E76]-[.B76])*([.E76]-[.B76])" office:value-type="float" office:value="0.000410670225" calcext:value-type="float">
            <text:p>0.0004106702</text:p>
          </table:table-cell>
          <table:table-cell table:formula="of:=([.E76]-[.D76])*([.E76]-[.D76])" office:value-type="float" office:value="0.000502790929" calcext:value-type="float">
            <text:p>0.0005027909</text:p>
          </table:table-cell>
          <table:table-cell/>
        </table:table-row>
        <table:table-row table:style-name="ro3">
          <table:table-cell/>
          <table:table-cell office:value-type="float" office:value="0.0918449" calcext:value-type="float">
            <text:p>0.0918449</text:p>
          </table:table-cell>
          <table:table-cell office:value-type="float" office:value="0.0875096" calcext:value-type="float">
            <text:p>0.0875096</text:p>
          </table:table-cell>
          <table:table-cell table:formula="of:=[.C77]-0.0022" office:value-type="float" office:value="0.0853096" calcext:value-type="float">
            <text:p>0.0853096</text:p>
          </table:table-cell>
          <table:table-cell table:formula="of:=[.E76]" office:value-type="float" office:value="0.11" calcext:value-type="float">
            <text:p>0.11</text:p>
          </table:table-cell>
          <table:table-cell table:number-columns-repeated="4"/>
          <table:table-cell table:formula="of:=([.E77]-[.B77])*([.E77]-[.B77])" office:value-type="float" office:value="0.00032960765601" calcext:value-type="float">
            <text:p>0.0003296077</text:p>
          </table:table-cell>
          <table:table-cell table:formula="of:=([.E77]-[.D77])*([.E77]-[.D77])" office:value-type="float" office:value="0.00060961585216" calcext:value-type="float">
            <text:p>0.0006096159</text:p>
          </table:table-cell>
          <table:table-cell/>
        </table:table-row>
        <table:table-row table:style-name="ro3">
          <table:table-cell/>
          <table:table-cell office:value-type="float" office:value="0.0884191" calcext:value-type="float">
            <text:p>0.0884191</text:p>
          </table:table-cell>
          <table:table-cell office:value-type="float" office:value="0.0875096" calcext:value-type="float">
            <text:p>0.0875096</text:p>
          </table:table-cell>
          <table:table-cell table:formula="of:=[.C78]-0.0022" office:value-type="float" office:value="0.0853096" calcext:value-type="float">
            <text:p>0.0853096</text:p>
          </table:table-cell>
          <table:table-cell table:formula="of:=[.E77]" office:value-type="float" office:value="0.11" calcext:value-type="float">
            <text:p>0.11</text:p>
          </table:table-cell>
          <table:table-cell table:number-columns-repeated="4"/>
          <table:table-cell table:formula="of:=([.E78]-[.B78])*([.E78]-[.B78])" office:value-type="float" office:value="0.00046573524481" calcext:value-type="float">
            <text:p>0.0004657352</text:p>
          </table:table-cell>
          <table:table-cell table:formula="of:=([.E78]-[.D78])*([.E78]-[.D78])" office:value-type="float" office:value="0.00060961585216" calcext:value-type="float">
            <text:p>0.0006096159</text:p>
          </table:table-cell>
          <table:table-cell/>
        </table:table-row>
        <table:table-row table:style-name="ro3">
          <table:table-cell/>
          <table:table-cell table:number-columns-repeated="2" office:value-type="float" office:value="0.0875096" calcext:value-type="float">
            <text:p>0.0875096</text:p>
          </table:table-cell>
          <table:table-cell table:formula="of:=[.C79]-0.0022" office:value-type="float" office:value="0.0853096" calcext:value-type="float">
            <text:p>0.0853096</text:p>
          </table:table-cell>
          <table:table-cell table:formula="of:=[.E78]" office:value-type="float" office:value="0.11" calcext:value-type="float">
            <text:p>0.11</text:p>
          </table:table-cell>
          <table:table-cell table:number-columns-repeated="4"/>
          <table:table-cell table:formula="of:=([.E79]-[.B79])*([.E79]-[.B79])" office:value-type="float" office:value="0.00050581809216" calcext:value-type="float">
            <text:p>0.0005058181</text:p>
          </table:table-cell>
          <table:table-cell table:formula="of:=([.E79]-[.D79])*([.E79]-[.D79])" office:value-type="float" office:value="0.00060961585216" calcext:value-type="float">
            <text:p>0.0006096159</text:p>
          </table:table-cell>
          <table:table-cell/>
        </table:table-row>
        <table:table-row table:style-name="ro3">
          <table:table-cell/>
          <table:table-cell office:value-type="float" office:value="0.0954763" calcext:value-type="float">
            <text:p>0.0954763</text:p>
          </table:table-cell>
          <table:table-cell office:value-type="float" office:value="0.0969442" calcext:value-type="float">
            <text:p>0.0969442</text:p>
          </table:table-cell>
          <table:table-cell table:formula="of:=[.C80]-0.0022" office:value-type="float" office:value="0.0947442" calcext:value-type="float">
            <text:p>0.0947442</text:p>
          </table:table-cell>
          <table:table-cell table:formula="of:=[.E79]" office:value-type="float" office:value="0.11" calcext:value-type="float">
            <text:p>0.11</text:p>
          </table:table-cell>
          <table:table-cell table:number-columns-repeated="4"/>
          <table:table-cell table:formula="of:=([.E80]-[.B80])*([.E80]-[.B80])" office:value-type="float" office:value="0.00021093786169" calcext:value-type="float">
            <text:p>0.0002109379</text:p>
          </table:table-cell>
          <table:table-cell table:formula="of:=([.E80]-[.D80])*([.E80]-[.D80])" office:value-type="float" office:value="0.00023273943364" calcext:value-type="float">
            <text:p>0.0002327394</text:p>
          </table:table-cell>
          <table:table-cell/>
        </table:table-row>
        <table:table-row table:style-name="ro3">
          <table:table-cell/>
          <table:table-cell office:value-type="float" office:value="0.0870956" calcext:value-type="float">
            <text:p>0.0870956</text:p>
          </table:table-cell>
          <table:table-cell office:value-type="float" office:value="0.0900498" calcext:value-type="float">
            <text:p>0.0900498</text:p>
          </table:table-cell>
          <table:table-cell table:formula="of:=[.C81]-0.0022" office:value-type="float" office:value="0.0878498" calcext:value-type="float">
            <text:p>0.0878498</text:p>
          </table:table-cell>
          <table:table-cell table:formula="of:=[.E80]" office:value-type="float" office:value="0.11" calcext:value-type="float">
            <text:p>0.11</text:p>
          </table:table-cell>
          <table:table-cell table:number-columns-repeated="4"/>
          <table:table-cell table:formula="of:=([.E81]-[.B81])*([.E81]-[.B81])" office:value-type="float" office:value="0.00052461153936" calcext:value-type="float">
            <text:p>0.0005246115</text:p>
          </table:table-cell>
          <table:table-cell table:formula="of:=([.E81]-[.D81])*([.E81]-[.D81])" office:value-type="float" office:value="0.00049063136004" calcext:value-type="float">
            <text:p>0.0004906314</text:p>
          </table:table-cell>
          <table:table-cell/>
        </table:table-row>
        <table:table-row table:style-name="ro3">
          <table:table-cell/>
          <table:table-cell office:value-type="float" office:value="0.088276" calcext:value-type="float">
            <text:p>0.088276</text:p>
          </table:table-cell>
          <table:table-cell office:value-type="float" office:value="0.0900498" calcext:value-type="float">
            <text:p>0.0900498</text:p>
          </table:table-cell>
          <table:table-cell table:formula="of:=[.C82]-0.0022" office:value-type="float" office:value="0.0878498" calcext:value-type="float">
            <text:p>0.0878498</text:p>
          </table:table-cell>
          <table:table-cell table:formula="of:=[.E81]" office:value-type="float" office:value="0.11" calcext:value-type="float">
            <text:p>0.11</text:p>
          </table:table-cell>
          <table:table-cell table:number-columns-repeated="4"/>
          <table:table-cell table:formula="of:=([.E82]-[.B82])*([.E82]-[.B82])" office:value-type="float" office:value="0.000471932176" calcext:value-type="float">
            <text:p>0.0004719322</text:p>
          </table:table-cell>
          <table:table-cell table:formula="of:=([.E82]-[.D82])*([.E82]-[.D82])" office:value-type="float" office:value="0.00049063136004" calcext:value-type="float">
            <text:p>0.0004906314</text:p>
          </table:table-cell>
          <table:table-cell/>
        </table:table-row>
        <table:table-row table:style-name="ro3">
          <table:table-cell/>
          <table:table-cell office:value-type="float" office:value="0.0947042" calcext:value-type="float">
            <text:p>0.0947042</text:p>
          </table:table-cell>
          <table:table-cell office:value-type="float" office:value="0.0911843" calcext:value-type="float">
            <text:p>0.0911843</text:p>
          </table:table-cell>
          <table:table-cell table:formula="of:=[.C83]-0.0022" office:value-type="float" office:value="0.0889843" calcext:value-type="float">
            <text:p>0.0889843</text:p>
          </table:table-cell>
          <table:table-cell table:formula="of:=[.E82]" office:value-type="float" office:value="0.11" calcext:value-type="float">
            <text:p>0.11</text:p>
          </table:table-cell>
          <table:table-cell table:number-columns-repeated="4"/>
          <table:table-cell table:formula="of:=([.E83]-[.B83])*([.E83]-[.B83])" office:value-type="float" office:value="0.00023396149764" calcext:value-type="float">
            <text:p>0.0002339615</text:p>
          </table:table-cell>
          <table:table-cell table:formula="of:=([.E83]-[.D83])*([.E83]-[.D83])" office:value-type="float" office:value="0.00044165964649" calcext:value-type="float">
            <text:p>0.0004416596</text:p>
          </table:table-cell>
          <table:table-cell/>
        </table:table-row>
        <table:table-row table:style-name="ro3">
          <table:table-cell/>
          <table:table-cell office:value-type="float" office:value="0.0889324" calcext:value-type="float">
            <text:p>0.0889324</text:p>
          </table:table-cell>
          <table:table-cell office:value-type="float" office:value="0.0919193" calcext:value-type="float">
            <text:p>0.0919193</text:p>
          </table:table-cell>
          <table:table-cell table:formula="of:=[.C84]-0.0022" office:value-type="float" office:value="0.0897193" calcext:value-type="float">
            <text:p>0.0897193</text:p>
          </table:table-cell>
          <table:table-cell table:formula="of:=[.E83]" office:value-type="float" office:value="0.11" calcext:value-type="float">
            <text:p>0.11</text:p>
          </table:table-cell>
          <table:table-cell table:number-columns-repeated="4"/>
          <table:table-cell table:formula="of:=([.E84]-[.B84])*([.E84]-[.B84])" office:value-type="float" office:value="0.00044384376976" calcext:value-type="float">
            <text:p>0.0004438438</text:p>
          </table:table-cell>
          <table:table-cell table:formula="of:=([.E84]-[.D84])*([.E84]-[.D84])" office:value-type="float" office:value="0.00041130679249" calcext:value-type="float">
            <text:p>0.0004113068</text:p>
          </table:table-cell>
          <table:table-cell/>
        </table:table-row>
        <table:table-row table:style-name="ro3">
          <table:table-cell/>
          <table:table-cell office:value-type="float" office:value="0.0896478" calcext:value-type="float">
            <text:p>0.0896478</text:p>
          </table:table-cell>
          <table:table-cell office:value-type="float" office:value="0.0882847" calcext:value-type="float">
            <text:p>0.0882847</text:p>
          </table:table-cell>
          <table:table-cell table:formula="of:=[.C85]-0.0022" office:value-type="float" office:value="0.0860847" calcext:value-type="float">
            <text:p>0.0860847</text:p>
          </table:table-cell>
          <table:table-cell table:formula="of:=[.E84]" office:value-type="float" office:value="0.11" calcext:value-type="float">
            <text:p>0.11</text:p>
          </table:table-cell>
          <table:table-cell table:number-columns-repeated="4"/>
          <table:table-cell table:formula="of:=([.E85]-[.B85])*([.E85]-[.B85])" office:value-type="float" office:value="0.00041421204484" calcext:value-type="float">
            <text:p>0.000414212</text:p>
          </table:table-cell>
          <table:table-cell table:formula="of:=([.E85]-[.D85])*([.E85]-[.D85])" office:value-type="float" office:value="0.00057194157409" calcext:value-type="float">
            <text:p>0.0005719416</text:p>
          </table:table-cell>
          <table:table-cell/>
        </table:table-row>
        <table:table-row table:style-name="ro3">
          <table:table-cell/>
          <table:table-cell office:value-type="float" office:value="0.0913516" calcext:value-type="float">
            <text:p>0.0913516</text:p>
          </table:table-cell>
          <table:table-cell office:value-type="float" office:value="0.0897294" calcext:value-type="float">
            <text:p>0.0897294</text:p>
          </table:table-cell>
          <table:table-cell table:formula="of:=[.C86]-0.0022" office:value-type="float" office:value="0.0875294" calcext:value-type="float">
            <text:p>0.0875294</text:p>
          </table:table-cell>
          <table:table-cell table:formula="of:=[.E85]" office:value-type="float" office:value="0.11" calcext:value-type="float">
            <text:p>0.11</text:p>
          </table:table-cell>
          <table:table-cell table:number-columns-repeated="4"/>
          <table:table-cell table:formula="of:=([.E86]-[.B86])*([.E86]-[.B86])" office:value-type="float" office:value="0.00034776282256" calcext:value-type="float">
            <text:p>0.0003477628</text:p>
          </table:table-cell>
          <table:table-cell table:formula="of:=([.E86]-[.D86])*([.E86]-[.D86])" office:value-type="float" office:value="0.00050492786436" calcext:value-type="float">
            <text:p>0.0005049279</text:p>
          </table:table-cell>
          <table:table-cell/>
        </table:table-row>
        <table:table-row table:style-name="ro3">
          <table:table-cell/>
          <table:table-cell office:value-type="float" office:value="0.0882847" calcext:value-type="float">
            <text:p>0.0882847</text:p>
          </table:table-cell>
          <table:table-cell office:value-type="float" office:value="0.0906928" calcext:value-type="float">
            <text:p>0.0906928</text:p>
          </table:table-cell>
          <table:table-cell table:formula="of:=[.C87]-0.0022" office:value-type="float" office:value="0.0884928" calcext:value-type="float">
            <text:p>0.0884928</text:p>
          </table:table-cell>
          <table:table-cell table:formula="of:=[.E86]" office:value-type="float" office:value="0.11" calcext:value-type="float">
            <text:p>0.11</text:p>
          </table:table-cell>
          <table:table-cell table:number-columns-repeated="4"/>
          <table:table-cell table:formula="of:=([.E87]-[.B87])*([.E87]-[.B87])" office:value-type="float" office:value="0.00047155425409" calcext:value-type="float">
            <text:p>0.0004715543</text:p>
          </table:table-cell>
          <table:table-cell table:formula="of:=([.E87]-[.D87])*([.E87]-[.D87])" office:value-type="float" office:value="0.00046255965184" calcext:value-type="float">
            <text:p>0.0004625597</text:p>
          </table:table-cell>
          <table:table-cell/>
        </table:table-row>
        <table:table-row table:style-name="ro3">
          <table:table-cell/>
          <table:table-cell office:value-type="float" office:value="0.0882042" calcext:value-type="float">
            <text:p>0.0882042</text:p>
          </table:table-cell>
          <table:table-cell office:value-type="float" office:value="0.0948175" calcext:value-type="float">
            <text:p>0.0948175</text:p>
          </table:table-cell>
          <table:table-cell table:formula="of:=[.C88]-0.0022" office:value-type="float" office:value="0.0926175" calcext:value-type="float">
            <text:p>0.0926175</text:p>
          </table:table-cell>
          <table:table-cell table:formula="of:=[.E87]" office:value-type="float" office:value="0.11" calcext:value-type="float">
            <text:p>0.11</text:p>
          </table:table-cell>
          <table:table-cell table:number-columns-repeated="4"/>
          <table:table-cell table:formula="of:=([.E88]-[.B88])*([.E88]-[.B88])" office:value-type="float" office:value="0.00047505689764" calcext:value-type="float">
            <text:p>0.0004750569</text:p>
          </table:table-cell>
          <table:table-cell table:formula="of:=([.E88]-[.D88])*([.E88]-[.D88])" office:value-type="float" office:value="0.00030215130625" calcext:value-type="float">
            <text:p>0.0003021513</text:p>
          </table:table-cell>
          <table:table-cell/>
        </table:table-row>
        <table:table-row table:style-name="ro3">
          <table:table-cell/>
          <table:table-cell office:value-type="float" office:value="0.0947391" calcext:value-type="float">
            <text:p>0.0947391</text:p>
          </table:table-cell>
          <table:table-cell office:value-type="float" office:value="0.0905658" calcext:value-type="float">
            <text:p>0.0905658</text:p>
          </table:table-cell>
          <table:table-cell table:formula="of:=[.C89]-0.0022" office:value-type="float" office:value="0.0883658" calcext:value-type="float">
            <text:p>0.0883658</text:p>
          </table:table-cell>
          <table:table-cell table:formula="of:=[.E88]" office:value-type="float" office:value="0.11" calcext:value-type="float">
            <text:p>0.11</text:p>
          </table:table-cell>
          <table:table-cell table:number-columns-repeated="4"/>
          <table:table-cell table:formula="of:=([.E89]-[.B89])*([.E89]-[.B89])" office:value-type="float" office:value="0.00023289506881" calcext:value-type="float">
            <text:p>0.0002328951</text:p>
          </table:table-cell>
          <table:table-cell table:formula="of:=([.E89]-[.D89])*([.E89]-[.D89])" office:value-type="float" office:value="0.00046803860964" calcext:value-type="float">
            <text:p>0.0004680386</text:p>
          </table:table-cell>
          <table:table-cell/>
        </table:table-row>
        <table:table-row table:style-name="ro3">
          <table:table-cell/>
          <table:table-cell office:value-type="float" office:value="0.0861083" calcext:value-type="float">
            <text:p>0.0861083</text:p>
          </table:table-cell>
          <table:table-cell office:value-type="float" office:value="0.0896522" calcext:value-type="float">
            <text:p>0.0896522</text:p>
          </table:table-cell>
          <table:table-cell table:formula="of:=[.C90]-0.0022" office:value-type="float" office:value="0.0874522" calcext:value-type="float">
            <text:p>0.0874522</text:p>
          </table:table-cell>
          <table:table-cell table:formula="of:=[.E89]" office:value-type="float" office:value="0.11" calcext:value-type="float">
            <text:p>0.11</text:p>
          </table:table-cell>
          <table:table-cell table:number-columns-repeated="4"/>
          <table:table-cell table:formula="of:=([.E90]-[.B90])*([.E90]-[.B90])" office:value-type="float" office:value="0.00057081332889" calcext:value-type="float">
            <text:p>0.0005708133</text:p>
          </table:table-cell>
          <table:table-cell table:formula="of:=([.E90]-[.D90])*([.E90]-[.D90])" office:value-type="float" office:value="0.00050840328484" calcext:value-type="float">
            <text:p>0.0005084033</text:p>
          </table:table-cell>
          <table:table-cell/>
        </table:table-row>
        <table:table-row table:style-name="ro3">
          <table:table-cell/>
          <table:table-cell office:value-type="float" office:value="0.0883237" calcext:value-type="float">
            <text:p>0.0883237</text:p>
          </table:table-cell>
          <table:table-cell office:value-type="float" office:value="0.0900498" calcext:value-type="float">
            <text:p>0.0900498</text:p>
          </table:table-cell>
          <table:table-cell table:formula="of:=[.C91]-0.0022" office:value-type="float" office:value="0.0878498" calcext:value-type="float">
            <text:p>0.0878498</text:p>
          </table:table-cell>
          <table:table-cell table:formula="of:=[.E90]" office:value-type="float" office:value="0.11" calcext:value-type="float">
            <text:p>0.11</text:p>
          </table:table-cell>
          <table:table-cell table:number-columns-repeated="4"/>
          <table:table-cell table:formula="of:=([.E91]-[.B91])*([.E91]-[.B91])" office:value-type="float" office:value="0.00046986198169" calcext:value-type="float">
            <text:p>0.000469862</text:p>
          </table:table-cell>
          <table:table-cell table:formula="of:=([.E91]-[.D91])*([.E91]-[.D91])" office:value-type="float" office:value="0.00049063136004" calcext:value-type="float">
            <text:p>0.0004906314</text:p>
          </table:table-cell>
          <table:table-cell/>
        </table:table-row>
        <table:table-row table:style-name="ro3">
          <table:table-cell/>
          <table:table-cell office:value-type="float" office:value="0.088276" calcext:value-type="float">
            <text:p>0.088276</text:p>
          </table:table-cell>
          <table:table-cell office:value-type="float" office:value="0.0915318" calcext:value-type="float">
            <text:p>0.0915318</text:p>
          </table:table-cell>
          <table:table-cell table:formula="of:=[.C92]-0.0022" office:value-type="float" office:value="0.0893318" calcext:value-type="float">
            <text:p>0.0893318</text:p>
          </table:table-cell>
          <table:table-cell table:formula="of:=[.E91]" office:value-type="float" office:value="0.11" calcext:value-type="float">
            <text:p>0.11</text:p>
          </table:table-cell>
          <table:table-cell table:number-columns-repeated="4"/>
          <table:table-cell table:formula="of:=([.E92]-[.B92])*([.E92]-[.B92])" office:value-type="float" office:value="0.000471932176" calcext:value-type="float">
            <text:p>0.0004719322</text:p>
          </table:table-cell>
          <table:table-cell table:formula="of:=([.E92]-[.D92])*([.E92]-[.D92])" office:value-type="float" office:value="0.00042717449124" calcext:value-type="float">
            <text:p>0.0004271745</text:p>
          </table:table-cell>
          <table:table-cell/>
        </table:table-row>
        <table:table-row table:style-name="ro3">
          <table:table-cell/>
          <table:table-cell office:value-type="float" office:value="0.0884206" calcext:value-type="float">
            <text:p>0.0884206</text:p>
          </table:table-cell>
          <table:table-cell office:value-type="float" office:value="0.0890502" calcext:value-type="float">
            <text:p>0.0890502</text:p>
          </table:table-cell>
          <table:table-cell table:formula="of:=[.C93]-0.0022" office:value-type="float" office:value="0.0868502" calcext:value-type="float">
            <text:p>0.0868502</text:p>
          </table:table-cell>
          <table:table-cell table:formula="of:=[.E92]" office:value-type="float" office:value="0.11" calcext:value-type="float">
            <text:p>0.11</text:p>
          </table:table-cell>
          <table:table-cell table:number-columns-repeated="4"/>
          <table:table-cell table:formula="of:=([.E93]-[.B93])*([.E93]-[.B93])" office:value-type="float" office:value="0.00046567050436" calcext:value-type="float">
            <text:p>0.0004656705</text:p>
          </table:table-cell>
          <table:table-cell table:formula="of:=([.E93]-[.D93])*([.E93]-[.D93])" office:value-type="float" office:value="0.00053591324004" calcext:value-type="float">
            <text:p>0.0005359132</text:p>
          </table:table-cell>
          <table:table-cell/>
        </table:table-row>
        <table:table-row table:style-name="ro3">
          <table:table-cell/>
          <table:table-cell office:value-type="float" office:value="0.0897381" calcext:value-type="float">
            <text:p>0.0897381</text:p>
          </table:table-cell>
          <table:table-cell office:value-type="float" office:value="0.0897365" calcext:value-type="float">
            <text:p>0.0897365</text:p>
          </table:table-cell>
          <table:table-cell table:formula="of:=[.C94]-0.0022" office:value-type="float" office:value="0.0875365" calcext:value-type="float">
            <text:p>0.0875365</text:p>
          </table:table-cell>
          <table:table-cell table:formula="of:=[.E93]" office:value-type="float" office:value="0.11" calcext:value-type="float">
            <text:p>0.11</text:p>
          </table:table-cell>
          <table:table-cell table:number-columns-repeated="4"/>
          <table:table-cell table:formula="of:=([.E94]-[.B94])*([.E94]-[.B94])" office:value-type="float" office:value="0.00041054459161" calcext:value-type="float">
            <text:p>0.0004105446</text:p>
          </table:table-cell>
          <table:table-cell table:formula="of:=([.E94]-[.D94])*([.E94]-[.D94])" office:value-type="float" office:value="0.00050460883225" calcext:value-type="float">
            <text:p>0.0005046088</text:p>
          </table:table-cell>
          <table:table-cell/>
        </table:table-row>
        <table:table-row table:style-name="ro3">
          <table:table-cell/>
          <table:table-cell office:value-type="float" office:value="0.0890473" calcext:value-type="float">
            <text:p>0.0890473</text:p>
          </table:table-cell>
          <table:table-cell office:value-type="float" office:value="0.0954981" calcext:value-type="float">
            <text:p>0.0954981</text:p>
          </table:table-cell>
          <table:table-cell table:formula="of:=[.C95]-0.0022" office:value-type="float" office:value="0.0932981" calcext:value-type="float">
            <text:p>0.0932981</text:p>
          </table:table-cell>
          <table:table-cell table:formula="of:=[.E94]" office:value-type="float" office:value="0.11" calcext:value-type="float">
            <text:p>0.11</text:p>
          </table:table-cell>
          <table:table-cell table:number-columns-repeated="4"/>
          <table:table-cell table:formula="of:=([.E95]-[.B95])*([.E95]-[.B95])" office:value-type="float" office:value="0.00043901563729" calcext:value-type="float">
            <text:p>0.0004390156</text:p>
          </table:table-cell>
          <table:table-cell table:formula="of:=([.E95]-[.D95])*([.E95]-[.D95])" office:value-type="float" office:value="0.00027895346361" calcext:value-type="float">
            <text:p>0.0002789535</text:p>
          </table:table-cell>
          <table:table-cell/>
        </table:table-row>
        <table:table-row table:style-name="ro3">
          <table:table-cell/>
          <table:table-cell office:value-type="float" office:value="0.089735" calcext:value-type="float">
            <text:p>0.089735</text:p>
          </table:table-cell>
          <table:table-cell office:value-type="float" office:value="0.089777" calcext:value-type="float">
            <text:p>0.089777</text:p>
          </table:table-cell>
          <table:table-cell table:formula="of:=[.C96]-0.0022" office:value-type="float" office:value="0.087577" calcext:value-type="float">
            <text:p>0.087577</text:p>
          </table:table-cell>
          <table:table-cell table:formula="of:=[.E95]" office:value-type="float" office:value="0.11" calcext:value-type="float">
            <text:p>0.11</text:p>
          </table:table-cell>
          <table:table-cell table:number-columns-repeated="4"/>
          <table:table-cell table:formula="of:=([.E96]-[.B96])*([.E96]-[.B96])" office:value-type="float" office:value="0.000410670225" calcext:value-type="float">
            <text:p>0.0004106702</text:p>
          </table:table-cell>
          <table:table-cell table:formula="of:=([.E96]-[.D96])*([.E96]-[.D96])" office:value-type="float" office:value="0.000502790929" calcext:value-type="float">
            <text:p>0.0005027909</text:p>
          </table:table-cell>
          <table:table-cell/>
        </table:table-row>
        <table:table-row table:style-name="ro3">
          <table:table-cell/>
          <table:table-cell office:value-type="float" office:value="0.0868043" calcext:value-type="float">
            <text:p>0.0868043</text:p>
          </table:table-cell>
          <table:table-cell office:value-type="float" office:value="0.0896478" calcext:value-type="float">
            <text:p>0.0896478</text:p>
          </table:table-cell>
          <table:table-cell table:formula="of:=[.C97]-0.0022" office:value-type="float" office:value="0.0874478" calcext:value-type="float">
            <text:p>0.0874478</text:p>
          </table:table-cell>
          <table:table-cell table:formula="of:=[.E96]" office:value-type="float" office:value="0.11" calcext:value-type="float">
            <text:p>0.11</text:p>
          </table:table-cell>
          <table:table-cell table:number-columns-repeated="4"/>
          <table:table-cell table:formula="of:=([.E97]-[.B97])*([.E97]-[.B97])" office:value-type="float" office:value="0.00053804049849" calcext:value-type="float">
            <text:p>0.0005380405</text:p>
          </table:table-cell>
          <table:table-cell table:formula="of:=([.E97]-[.D97])*([.E97]-[.D97])" office:value-type="float" office:value="0.00050860172484" calcext:value-type="float">
            <text:p>0.0005086017</text:p>
          </table:table-cell>
          <table:table-cell/>
        </table:table-row>
        <table:table-row table:style-name="ro3">
          <table:table-cell/>
          <table:table-cell office:value-type="float" office:value="0.0875529" calcext:value-type="float">
            <text:p>0.0875529</text:p>
          </table:table-cell>
          <table:table-cell office:value-type="float" office:value="0.0919193" calcext:value-type="float">
            <text:p>0.0919193</text:p>
          </table:table-cell>
          <table:table-cell table:formula="of:=[.C98]-0.0022" office:value-type="float" office:value="0.0897193" calcext:value-type="float">
            <text:p>0.0897193</text:p>
          </table:table-cell>
          <table:table-cell table:formula="of:=[.E97]" office:value-type="float" office:value="0.11" calcext:value-type="float">
            <text:p>0.11</text:p>
          </table:table-cell>
          <table:table-cell table:number-columns-repeated="4"/>
          <table:table-cell table:formula="of:=([.E98]-[.B98])*([.E98]-[.B98])" office:value-type="float" office:value="0.00050387229841" calcext:value-type="float">
            <text:p>0.0005038723</text:p>
          </table:table-cell>
          <table:table-cell table:formula="of:=([.E98]-[.D98])*([.E98]-[.D98])" office:value-type="float" office:value="0.00041130679249" calcext:value-type="float">
            <text:p>0.0004113068</text:p>
          </table:table-cell>
          <table:table-cell/>
        </table:table-row>
        <table:table-row table:style-name="ro3">
          <table:table-cell/>
          <table:table-cell office:value-type="float" office:value="0.0919136" calcext:value-type="float">
            <text:p>0.0919136</text:p>
          </table:table-cell>
          <table:table-cell office:value-type="float" office:value="0.0882847" calcext:value-type="float">
            <text:p>0.0882847</text:p>
          </table:table-cell>
          <table:table-cell table:formula="of:=[.C99]-0.0022" office:value-type="float" office:value="0.0860847" calcext:value-type="float">
            <text:p>0.0860847</text:p>
          </table:table-cell>
          <table:table-cell table:formula="of:=[.E98]" office:value-type="float" office:value="0.11" calcext:value-type="float">
            <text:p>0.11</text:p>
          </table:table-cell>
          <table:table-cell table:number-columns-repeated="4"/>
          <table:table-cell table:formula="of:=([.E99]-[.B99])*([.E99]-[.B99])" office:value-type="float" office:value="0.00032711786496" calcext:value-type="float">
            <text:p>0.0003271179</text:p>
          </table:table-cell>
          <table:table-cell table:formula="of:=([.E99]-[.D99])*([.E99]-[.D99])" office:value-type="float" office:value="0.00057194157409" calcext:value-type="float">
            <text:p>0.0005719416</text:p>
          </table:table-cell>
          <table:table-cell/>
        </table:table-row>
        <table:table-row table:style-name="ro3">
          <table:table-cell/>
          <table:table-cell office:value-type="float" office:value="0.0913516" calcext:value-type="float">
            <text:p>0.0913516</text:p>
          </table:table-cell>
          <table:table-cell office:value-type="float" office:value="0.0898896" calcext:value-type="float">
            <text:p>0.0898896</text:p>
          </table:table-cell>
          <table:table-cell table:formula="of:=[.C100]-0.0022" office:value-type="float" office:value="0.0876896" calcext:value-type="float">
            <text:p>0.0876896</text:p>
          </table:table-cell>
          <table:table-cell table:formula="of:=[.E99]" office:value-type="float" office:value="0.11" calcext:value-type="float">
            <text:p>0.11</text:p>
          </table:table-cell>
          <table:table-cell table:number-columns-repeated="4"/>
          <table:table-cell table:formula="of:=([.E100]-[.B100])*([.E100]-[.B100])" office:value-type="float" office:value="0.00034776282256" calcext:value-type="float">
            <text:p>0.0003477628</text:p>
          </table:table-cell>
          <table:table-cell table:formula="of:=([.E100]-[.D100])*([.E100]-[.D100])" office:value-type="float" office:value="0.00049775394816" calcext:value-type="float">
            <text:p>0.0004977539</text:p>
          </table:table-cell>
          <table:table-cell/>
        </table:table-row>
        <table:table-row table:style-name="ro3">
          <table:table-cell/>
          <table:table-cell office:value-type="float" office:value="0.0890467" calcext:value-type="float">
            <text:p>0.0890467</text:p>
          </table:table-cell>
          <table:table-cell office:value-type="float" office:value="0.0875662" calcext:value-type="float">
            <text:p>0.0875662</text:p>
          </table:table-cell>
          <table:table-cell table:formula="of:=[.C101]-0.0022" office:value-type="float" office:value="0.0853662" calcext:value-type="float">
            <text:p>0.0853662</text:p>
          </table:table-cell>
          <table:table-cell table:formula="of:=[.E100]" office:value-type="float" office:value="0.11" calcext:value-type="float">
            <text:p>0.11</text:p>
          </table:table-cell>
          <table:table-cell table:number-columns-repeated="4"/>
          <table:table-cell table:formula="of:=([.E101]-[.B101])*([.E101]-[.B101])" office:value-type="float" office:value="0.00043904078089" calcext:value-type="float">
            <text:p>0.0004390408</text:p>
          </table:table-cell>
          <table:table-cell table:formula="of:=([.E101]-[.D101])*([.E101]-[.D101])" office:value-type="float" office:value="0.00060682410244" calcext:value-type="float">
            <text:p>0.0006068241</text:p>
          </table:table-cell>
          <table:table-cell/>
        </table:table-row>
        <table:table-row table:style-name="ro3">
          <table:table-cell/>
          <table:table-cell office:value-type="float" office:value="0.0883688" calcext:value-type="float">
            <text:p>0.0883688</text:p>
          </table:table-cell>
          <table:table-cell office:value-type="float" office:value="0.0875662" calcext:value-type="float">
            <text:p>0.0875662</text:p>
          </table:table-cell>
          <table:table-cell table:formula="of:=[.C102]-0.0022" office:value-type="float" office:value="0.0853662" calcext:value-type="float">
            <text:p>0.0853662</text:p>
          </table:table-cell>
          <table:table-cell table:formula="of:=[.E101]" office:value-type="float" office:value="0.11" calcext:value-type="float">
            <text:p>0.11</text:p>
          </table:table-cell>
          <table:table-cell table:number-columns-repeated="4"/>
          <table:table-cell table:formula="of:=([.E102]-[.B102])*([.E102]-[.B102])" office:value-type="float" office:value="0.00046790881344" calcext:value-type="float">
            <text:p>0.0004679088</text:p>
          </table:table-cell>
          <table:table-cell table:formula="of:=([.E102]-[.D102])*([.E102]-[.D102])" office:value-type="float" office:value="0.00060682410244" calcext:value-type="float">
            <text:p>0.0006068241</text:p>
          </table:table-cell>
          <table:table-cell/>
        </table:table-row>
        <table:table-row table:style-name="ro3">
          <table:table-cell table:number-columns-repeated="12"/>
        </table:table-row>
        <table:table-row table:style-name="ro2">
          <table:table-cell table:style-name="ce1" office:value-type="string" calcext:value-type="string">
            <text:p>Media</text:p>
          </table:table-cell>
          <table:table-cell table:style-name="ce1" table:formula="of:=MEDIAN([.B2:.B102])" office:value-type="float" office:value="0.0890685" calcext:value-type="float">
            <text:p>0.0890685</text:p>
          </table:table-cell>
          <table:table-cell table:style-name="ce1" table:formula="of:=MEDIAN([.C2:.C102])" office:value-type="float" office:value="0.089777" calcext:value-type="float">
            <text:p>0.089777</text:p>
          </table:table-cell>
          <table:table-cell table:style-name="ce1" table:formula="of:=MEDIAN([.D2:.D102])" office:value-type="float" office:value="0.087577" calcext:value-type="float">
            <text:p>0.087577</text:p>
          </table:table-cell>
          <table:table-cell table:number-columns-repeated="8"/>
        </table:table-row>
        <table:table-row table:style-name="ro3">
          <table:table-cell/>
          <table:table-cell table:style-name="ce3" table:formula="of:=VAR([.B2:.B102])" office:value-type="float" office:value="0.00000732503735018615" calcext:value-type="float">
            <text:p>0.0000073</text:p>
          </table:table-cell>
          <table:table-cell table:style-name="ce3"/>
          <table:table-cell table:style-name="ce3" table:formula="of:=VAR([.D2:.D102])" office:value-type="float" office:value="0.00000549853442419604" calcext:value-type="float">
            <text:p>0.0000055</text:p>
          </table:table-cell>
          <table:table-cell table:number-columns-repeated="8"/>
        </table:table-row>
        <table:table-row table:style-name="ro3">
          <table:table-cell/>
          <table:table-cell table:style-name="ce4" table:formula="of:=VAR([.B2:.B102])" office:value-type="float" office:value="0.00000732503735018615" calcext:value-type="float">
            <text:p>7.33E-06</text:p>
          </table:table-cell>
          <table:table-cell table:style-name="ce4"/>
          <table:table-cell table:style-name="ce4" table:formula="of:=VAR([.D2:.D102])" office:value-type="float" office:value="0.00000549853442419604" calcext:value-type="float">
            <text:p>5.50E-0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6" loext:min-decimal-places="6" number:min-integer-digits="1" number:grouping="true"/>
    </number:number-style>
    <number:number-style style:name="N126">
      <number:number number:decimal-places="7" loext:min-decimal-places="7" number:min-integer-digits="1" number:grouping="true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11" loext:min-decimal-places="1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22:16:05.980909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19T05:33:07.676621560</dc:date>
    <meta:editing-duration>PT8H36M43S</meta:editing-duration>
    <meta:editing-cycles>20</meta:editing-cycles>
    <meta:document-statistic meta:table-count="1" meta:cell-count="6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0">
      <style:chart-properties chart:display-label="true" chart:logarithmic="false" chart:minimum="0.0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 chart:mean-valu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width="0.102cm" svg:stroke-color="#004586" svg:stroke-opacity="80%"/>
    </style:style>
    <style:style style:name="ch13" style:family="chart">
      <style:graphic-properties svg:stroke-width="0.102cm" svg:stroke-color="#004586" svg:stroke-opacity="80%"/>
    </style:style>
    <style:style style:name="ch14" style:family="chart" style:data-style-name="N0">
      <style:chart-properties chart:symbol-type="none" chart:link-data-style-to-source="true" chart:mean-valu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svg:stroke-width="0.102cm" svg:stroke-color="#ff420e" svg:stroke-opacity="80%"/>
    </style:style>
    <style:style style:name="ch16" style:family="chart">
      <style:graphic-properties svg:stroke-width="0.102cm" svg:stroke-color="#ff420e" svg:stroke-opacity="80%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5.401cm" svg:height="15.241cm" xlink:href=".." xlink:type="simple" chart:class="chart:line" chart:style-name="ch1">
        <chart:title svg:x="10.234cm" svg:y="0.439cm" chart:style-name="ch2">
          <text:p>Estimación Altura</text:p>
        </chart:title>
        <chart:subtitle svg:x="11.094cm" svg:y="1.683cm" chart:style-name="ch3">
          <text:p>Bebida lactea</text:p>
        </chart:subtitle>
        <chart:legend chart:legend-position="end" svg:x="18.59cm" svg:y="6.082cm" style:legend-expansion="high" chart:style-name="ch4"/>
        <chart:plot-area chart:style-name="ch5" table:cell-range-address="height_milk.B1:height_milk.B102 height_milk.D1:height_milk.E102" chart:data-source-has-labels="row" svg:x="1.82cm" svg:y="2.848cm" svg:width="16.262cm" svg:height="10.807cm">
          <chartooo:coordinate-region svg:x="3.024cm" svg:y="2.989cm" svg:width="14.921cm" svg:height="9.637cm"/>
          <chart:axis chart:dimension="x" chart:name="primary-x" chart:style-name="ch6">
            <chart:title svg:x="8.962cm" svg:y="13.96cm" chart:style-name="ch7">
              <text:p>Eventos</text:p>
            </chart:title>
          </chart:axis>
          <chart:axis chart:dimension="y" chart:name="primary-y" chart:style-name="ch8">
            <chart:title svg:x="0.451cm" svg:y="9.416cm" chart:style-name="ch9">
              <text:p>Altura [m]</text:p>
            </chart:title>
            <chart:grid chart:style-name="ch10" chart:class="major"/>
          </chart:axis>
          <chart:series chart:style-name="ch11" chart:values-cell-range-address="height_milk.B2:height_milk.B102" chart:label-cell-address="height_milk.B1:height_milk.B1" chart:class="chart:line">
            <chart:mean-value chart:style-name="ch12"/>
            <chart:regression-curve chart:style-name="ch13"/>
            <chart:data-point chart:repeated="101"/>
          </chart:series>
          <chart:series chart:style-name="ch14" chart:values-cell-range-address="height_milk.D2:height_milk.D102" chart:label-cell-address="height_milk.D1:height_milk.D1" chart:class="chart:line">
            <chart:mean-value chart:style-name="ch15"/>
            <chart:regression-curve chart:style-name="ch16"/>
            <chart:data-point chart:repeated="101"/>
          </chart:series>
          <chart:series chart:style-name="ch17" chart:values-cell-range-address="height_milk.E2:height_milk.E102" chart:label-cell-address="height_milk.E1:height_milk.E1" chart:class="chart:line">
            <chart:data-point chart:repeated="10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mo actual</text:p>
                <draw:g>
                  <svg:desc>height_milk.B1:height_milk.B1</svg:desc>
                </draw:g>
              </table:table-cell>
              <table:table-cell office:value-type="string">
                <text:p>Algoritmo previo</text:p>
                <draw:g>
                  <svg:desc>height_milk.D1:height_milk.D1</svg:desc>
                </draw:g>
              </table:table-cell>
              <table:table-cell office:value-type="string">
                <text:p>Ideal</text:p>
                <draw:g>
                  <svg:desc>height_milk.E1:height_milk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06928">
                <text:p>0.0906928</text:p>
                <draw:g>
                  <svg:desc>height_milk.B2:height_milk.B102</svg:desc>
                </draw:g>
              </table:table-cell>
              <table:table-cell office:value-type="float" office:value="0.0860847">
                <text:p>0.0860847</text:p>
                <draw:g>
                  <svg:desc>height_milk.D2:height_milk.D102</svg:desc>
                </draw:g>
              </table:table-cell>
              <table:table-cell office:value-type="float" office:value="0.11">
                <text:p>0.11</text:p>
                <draw:g>
                  <svg:desc>height_milk.E2:height_milk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14562">
                <text:p>0.0914562</text:p>
              </table:table-cell>
              <table:table-cell office:value-type="float" office:value="0.087854">
                <text:p>0.08785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54763">
                <text:p>0.0954763</text:p>
              </table:table-cell>
              <table:table-cell office:value-type="float" office:value="0.0868502">
                <text:p>0.086850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89324">
                <text:p>0.0889324</text:p>
              </table:table-cell>
              <table:table-cell office:value-type="float" office:value="0.0920742">
                <text:p>0.092074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8276">
                <text:p>0.088276</text:p>
              </table:table-cell>
              <table:table-cell office:value-type="float" office:value="0.0854291">
                <text:p>0.085429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82157">
                <text:p>0.0882157</text:p>
              </table:table-cell>
              <table:table-cell office:value-type="float" office:value="0.087577">
                <text:p>0.08757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39773">
                <text:p>0.0939773</text:p>
              </table:table-cell>
              <table:table-cell office:value-type="float" office:value="0.0874478">
                <text:p>0.087447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68306">
                <text:p>0.0868306</text:p>
              </table:table-cell>
              <table:table-cell office:value-type="float" office:value="0.0874478">
                <text:p>0.087447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99077">
                <text:p>0.0899077</text:p>
              </table:table-cell>
              <table:table-cell office:value-type="float" office:value="0.0933068">
                <text:p>0.093306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9066">
                <text:p>0.089066</text:p>
              </table:table-cell>
              <table:table-cell office:value-type="float" office:value="0.0933068">
                <text:p>0.093306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32811">
                <text:p>0.0932811</text:p>
              </table:table-cell>
              <table:table-cell office:value-type="float" office:value="0.0920742">
                <text:p>0.092074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75477">
                <text:p>0.0875477</text:p>
              </table:table-cell>
              <table:table-cell office:value-type="float" office:value="0.0875827">
                <text:p>0.087582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19517">
                <text:p>0.0919517</text:p>
              </table:table-cell>
              <table:table-cell office:value-type="float" office:value="0.086125">
                <text:p>0.08612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77969">
                <text:p>0.0877969</text:p>
              </table:table-cell>
              <table:table-cell office:value-type="float" office:value="0.0897048">
                <text:p>0.089704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83237">
                <text:p>0.0883237</text:p>
              </table:table-cell>
              <table:table-cell office:value-type="float" office:value="0.0897048">
                <text:p>0.089704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59947">
                <text:p>0.0859947</text:p>
              </table:table-cell>
              <table:table-cell office:value-type="float" office:value="0.0883599">
                <text:p>0.088359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05542">
                <text:p>0.0905542</text:p>
              </table:table-cell>
              <table:table-cell office:value-type="float" office:value="0.0868502">
                <text:p>0.086850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92642">
                <text:p>0.0892642</text:p>
              </table:table-cell>
              <table:table-cell office:value-type="float" office:value="0.0878482">
                <text:p>0.087848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97381">
                <text:p>0.0897381</text:p>
              </table:table-cell>
              <table:table-cell office:value-type="float" office:value="0.0875827">
                <text:p>0.087582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89686">
                <text:p>0.0889686</text:p>
              </table:table-cell>
              <table:table-cell office:value-type="float" office:value="0.086125">
                <text:p>0.08612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33657">
                <text:p>0.0933657</text:p>
              </table:table-cell>
              <table:table-cell office:value-type="float" office:value="0.0874478">
                <text:p>0.087447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55762">
                <text:p>0.0855762</text:p>
              </table:table-cell>
              <table:table-cell office:value-type="float" office:value="0.0878498">
                <text:p>0.0878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88963">
                <text:p>0.0888963</text:p>
              </table:table-cell>
              <table:table-cell office:value-type="float" office:value="0.0862349">
                <text:p>0.086234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96537">
                <text:p>0.0896537</text:p>
              </table:table-cell>
              <table:table-cell office:value-type="float" office:value="0.0875279">
                <text:p>0.087527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32752">
                <text:p>0.0932752</text:p>
              </table:table-cell>
              <table:table-cell office:value-type="float" office:value="0.0920742">
                <text:p>0.092074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11385">
                <text:p>0.0911385</text:p>
              </table:table-cell>
              <table:table-cell office:value-type="float" office:value="0.0862304">
                <text:p>0.086230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75801">
                <text:p>0.0875801</text:p>
              </table:table-cell>
              <table:table-cell office:value-type="float" office:value="0.0876896">
                <text:p>0.08768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67581">
                <text:p>0.0867581</text:p>
              </table:table-cell>
              <table:table-cell office:value-type="float" office:value="0.0912783">
                <text:p>0.091278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97294">
                <text:p>0.0897294</text:p>
              </table:table-cell>
              <table:table-cell office:value-type="float" office:value="0.0875827">
                <text:p>0.087582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1247">
                <text:p>0.091247</text:p>
              </table:table-cell>
              <table:table-cell office:value-type="float" office:value="0.093298">
                <text:p>0.0932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76291">
                <text:p>0.0876291</text:p>
              </table:table-cell>
              <table:table-cell office:value-type="float" office:value="0.0889843">
                <text:p>0.088984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40606">
                <text:p>0.0940606</text:p>
              </table:table-cell>
              <table:table-cell office:value-type="float" office:value="0.0875365">
                <text:p>0.087536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75295">
                <text:p>0.0875295</text:p>
              </table:table-cell>
              <table:table-cell office:value-type="float" office:value="0.0854291">
                <text:p>0.085429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42742">
                <text:p>0.0942742</text:p>
              </table:table-cell>
              <table:table-cell office:value-type="float" office:value="0.0854013">
                <text:p>0.085401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67581">
                <text:p>0.0867581</text:p>
              </table:table-cell>
              <table:table-cell office:value-type="float" office:value="0.0912783">
                <text:p>0.091278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82086">
                <text:p>0.0882086</text:p>
              </table:table-cell>
              <table:table-cell office:value-type="float" office:value="0.0854291">
                <text:p>0.085429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42742">
                <text:p>0.0942742</text:p>
              </table:table-cell>
              <table:table-cell office:value-type="float" office:value="0.0870307">
                <text:p>0.087030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67581">
                <text:p>0.0867581</text:p>
              </table:table-cell>
              <table:table-cell office:value-type="float" office:value="0.0853662">
                <text:p>0.085366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74436">
                <text:p>0.0874436</text:p>
              </table:table-cell>
              <table:table-cell office:value-type="float" office:value="0.086866">
                <text:p>0.08686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934783">
                <text:p>0.0934783</text:p>
              </table:table-cell>
              <table:table-cell office:value-type="float" office:value="0.0933068">
                <text:p>0.093306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954763">
                <text:p>0.0954763</text:p>
              </table:table-cell>
              <table:table-cell office:value-type="float" office:value="0.0868685">
                <text:p>0.086868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90392">
                <text:p>0.0890392</text:p>
              </table:table-cell>
              <table:table-cell office:value-type="float" office:value="0.0854276">
                <text:p>0.085427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96634">
                <text:p>0.0896634</text:p>
              </table:table-cell>
              <table:table-cell office:value-type="float" office:value="0.0875857">
                <text:p>0.087585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91557">
                <text:p>0.0891557</text:p>
              </table:table-cell>
              <table:table-cell office:value-type="float" office:value="0.087577">
                <text:p>0.08757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47259">
                <text:p>0.0947259</text:p>
              </table:table-cell>
              <table:table-cell office:value-type="float" office:value="0.0874478">
                <text:p>0.087447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7097">
                <text:p>0.087097</text:p>
              </table:table-cell>
              <table:table-cell office:value-type="float" office:value="0.0878498">
                <text:p>0.0878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96303">
                <text:p>0.0896303</text:p>
              </table:table-cell>
              <table:table-cell office:value-type="float" office:value="0.0862304">
                <text:p>0.086230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91067">
                <text:p>0.0891067</text:p>
              </table:table-cell>
              <table:table-cell office:value-type="float" office:value="0.093298">
                <text:p>0.0932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18449">
                <text:p>0.0918449</text:p>
              </table:table-cell>
              <table:table-cell office:value-type="float" office:value="0.0874522">
                <text:p>0.087452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68028">
                <text:p>0.0868028</text:p>
              </table:table-cell>
              <table:table-cell office:value-type="float" office:value="0.0874522">
                <text:p>0.087452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8276">
                <text:p>0.088276</text:p>
              </table:table-cell>
              <table:table-cell office:value-type="float" office:value="0.0874522">
                <text:p>0.087452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70029">
                <text:p>0.0970029</text:p>
              </table:table-cell>
              <table:table-cell office:value-type="float" office:value="0.0889843">
                <text:p>0.088984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940606">
                <text:p>0.0940606</text:p>
              </table:table-cell>
              <table:table-cell office:value-type="float" office:value="0.0920742">
                <text:p>0.092074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954936">
                <text:p>0.0954936</text:p>
              </table:table-cell>
              <table:table-cell office:value-type="float" office:value="0.0860847">
                <text:p>0.086084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68569">
                <text:p>0.0868569</text:p>
              </table:table-cell>
              <table:table-cell office:value-type="float" office:value="0.0875294">
                <text:p>0.087529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905585">
                <text:p>0.0905585</text:p>
              </table:table-cell>
              <table:table-cell office:value-type="float" office:value="0.0912783">
                <text:p>0.091278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97294">
                <text:p>0.0897294</text:p>
              </table:table-cell>
              <table:table-cell office:value-type="float" office:value="0.0875827">
                <text:p>0.087582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19517">
                <text:p>0.0919517</text:p>
              </table:table-cell>
              <table:table-cell office:value-type="float" office:value="0.0870307">
                <text:p>0.087030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90573">
                <text:p>0.0890573</text:p>
              </table:table-cell>
              <table:table-cell office:value-type="float" office:value="0.0853096">
                <text:p>0.08530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940518">
                <text:p>0.0940518</text:p>
              </table:table-cell>
              <table:table-cell office:value-type="float" office:value="0.0853096">
                <text:p>0.08530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904171">
                <text:p>0.0904171</text:p>
              </table:table-cell>
              <table:table-cell office:value-type="float" office:value="0.0883599">
                <text:p>0.088359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876973">
                <text:p>0.0876973</text:p>
              </table:table-cell>
              <table:table-cell office:value-type="float" office:value="0.0889828">
                <text:p>0.088982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92642">
                <text:p>0.0892642</text:p>
              </table:table-cell>
              <table:table-cell office:value-type="float" office:value="0.0878482">
                <text:p>0.087848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82086">
                <text:p>0.0882086</text:p>
              </table:table-cell>
              <table:table-cell office:value-type="float" office:value="0.0875827">
                <text:p>0.087582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889686">
                <text:p>0.0889686</text:p>
              </table:table-cell>
              <table:table-cell office:value-type="float" office:value="0.087577">
                <text:p>0.08757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954981">
                <text:p>0.0954981</text:p>
              </table:table-cell>
              <table:table-cell office:value-type="float" office:value="0.0874478">
                <text:p>0.087447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848098">
                <text:p>0.0848098</text:p>
              </table:table-cell>
              <table:table-cell office:value-type="float" office:value="0.0878498">
                <text:p>0.0878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881299">
                <text:p>0.0881299</text:p>
              </table:table-cell>
              <table:table-cell office:value-type="float" office:value="0.0862349">
                <text:p>0.086234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888993">
                <text:p>0.0888993</text:p>
              </table:table-cell>
              <table:table-cell office:value-type="float" office:value="0.0883513">
                <text:p>0.088351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875111">
                <text:p>0.0875111</text:p>
              </table:table-cell>
              <table:table-cell office:value-type="float" office:value="0.0912725">
                <text:p>0.091272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918546">
                <text:p>0.091854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919517">
                <text:p>0.0919517</text:p>
              </table:table-cell>
              <table:table-cell office:value-type="float" office:value="0.0870307">
                <text:p>0.087030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898128">
                <text:p>0.0898128</text:p>
              </table:table-cell>
              <table:table-cell office:value-type="float" office:value="0.0853662">
                <text:p>0.085366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82042">
                <text:p>0.0882042</text:p>
              </table:table-cell>
              <table:table-cell office:value-type="float" office:value="0.0932777">
                <text:p>0.093277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89735">
                <text:p>0.089735</text:p>
              </table:table-cell>
              <table:table-cell office:value-type="float" office:value="0.087577">
                <text:p>0.08757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918449">
                <text:p>0.0918449</text:p>
              </table:table-cell>
              <table:table-cell office:value-type="float" office:value="0.0853096">
                <text:p>0.08530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884191">
                <text:p>0.0884191</text:p>
              </table:table-cell>
              <table:table-cell office:value-type="float" office:value="0.0853096">
                <text:p>0.08530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875096">
                <text:p>0.0875096</text:p>
              </table:table-cell>
              <table:table-cell office:value-type="float" office:value="0.0853096">
                <text:p>0.08530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954763">
                <text:p>0.0954763</text:p>
              </table:table-cell>
              <table:table-cell office:value-type="float" office:value="0.0947442">
                <text:p>0.094744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870956">
                <text:p>0.0870956</text:p>
              </table:table-cell>
              <table:table-cell office:value-type="float" office:value="0.0878498">
                <text:p>0.0878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8276">
                <text:p>0.088276</text:p>
              </table:table-cell>
              <table:table-cell office:value-type="float" office:value="0.0878498">
                <text:p>0.0878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947042">
                <text:p>0.0947042</text:p>
              </table:table-cell>
              <table:table-cell office:value-type="float" office:value="0.0889843">
                <text:p>0.088984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89324">
                <text:p>0.0889324</text:p>
              </table:table-cell>
              <table:table-cell office:value-type="float" office:value="0.0897193">
                <text:p>0.089719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96478">
                <text:p>0.0896478</text:p>
              </table:table-cell>
              <table:table-cell office:value-type="float" office:value="0.0860847">
                <text:p>0.086084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913516">
                <text:p>0.0913516</text:p>
              </table:table-cell>
              <table:table-cell office:value-type="float" office:value="0.0875294">
                <text:p>0.087529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82847">
                <text:p>0.0882847</text:p>
              </table:table-cell>
              <table:table-cell office:value-type="float" office:value="0.0884928">
                <text:p>0.088492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82042">
                <text:p>0.0882042</text:p>
              </table:table-cell>
              <table:table-cell office:value-type="float" office:value="0.0926175">
                <text:p>0.092617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947391">
                <text:p>0.0947391</text:p>
              </table:table-cell>
              <table:table-cell office:value-type="float" office:value="0.0883658">
                <text:p>0.088365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61083">
                <text:p>0.0861083</text:p>
              </table:table-cell>
              <table:table-cell office:value-type="float" office:value="0.0874522">
                <text:p>0.087452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83237">
                <text:p>0.0883237</text:p>
              </table:table-cell>
              <table:table-cell office:value-type="float" office:value="0.0878498">
                <text:p>0.0878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88276">
                <text:p>0.088276</text:p>
              </table:table-cell>
              <table:table-cell office:value-type="float" office:value="0.0893318">
                <text:p>0.089331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884206">
                <text:p>0.0884206</text:p>
              </table:table-cell>
              <table:table-cell office:value-type="float" office:value="0.0868502">
                <text:p>0.086850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897381">
                <text:p>0.0897381</text:p>
              </table:table-cell>
              <table:table-cell office:value-type="float" office:value="0.0875365">
                <text:p>0.087536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890473">
                <text:p>0.0890473</text:p>
              </table:table-cell>
              <table:table-cell office:value-type="float" office:value="0.0932981">
                <text:p>0.093298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9735">
                <text:p>0.089735</text:p>
              </table:table-cell>
              <table:table-cell office:value-type="float" office:value="0.087577">
                <text:p>0.08757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868043">
                <text:p>0.0868043</text:p>
              </table:table-cell>
              <table:table-cell office:value-type="float" office:value="0.0874478">
                <text:p>0.087447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875529">
                <text:p>0.0875529</text:p>
              </table:table-cell>
              <table:table-cell office:value-type="float" office:value="0.0897193">
                <text:p>0.089719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19136">
                <text:p>0.0919136</text:p>
              </table:table-cell>
              <table:table-cell office:value-type="float" office:value="0.0860847">
                <text:p>0.086084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13516">
                <text:p>0.0913516</text:p>
              </table:table-cell>
              <table:table-cell office:value-type="float" office:value="0.0876896">
                <text:p>0.08768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890467">
                <text:p>0.0890467</text:p>
              </table:table-cell>
              <table:table-cell office:value-type="float" office:value="0.0853662">
                <text:p>0.085366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83688">
                <text:p>0.0883688</text:p>
              </table:table-cell>
              <table:table-cell office:value-type="float" office:value="0.0853662">
                <text:p>0.0853662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